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547in" svg:y="1.0118in">
            <draw:object draw:notify-on-update-of-ranges="Sheet1.A2:Sheet1.A401 Sheet1.B1:Sheet1.B1 Sheet1.B2:Sheet1.B401 Sheet1.A2:Sheet1.A401 Sheet1.C1:Sheet1.C1 Sheet1.C2:Sheet1.C401 Sheet1.A2:Sheet1.A401 Sheet1.D1:Sheet1.D1 Sheet1.D2:Sheet1.D401 Sheet1.A2:Sheet1.A401 Sheet1.E1:Sheet1.E1 Sheet1.E2:Sheet1.E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984" calcext:value-type="float">
            <text:p>0.91984</text:p>
          </table:table-cell>
          <table:table-cell office:value-type="float" office:value="0.91878" calcext:value-type="float">
            <text:p>0.91878</text:p>
          </table:table-cell>
          <table:table-cell office:value-type="float" office:value="0.91858" calcext:value-type="float">
            <text:p>0.91858</text:p>
          </table:table-cell>
          <table:table-cell office:value-type="float" office:value="0.92226" calcext:value-type="float">
            <text:p>0.92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3416" calcext:value-type="float">
            <text:p>0.93416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3796" calcext:value-type="float">
            <text:p>0.93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924" calcext:value-type="float">
            <text:p>0.93924</text:p>
          </table:table-cell>
          <table:table-cell office:value-type="float" office:value="0.94138" calcext:value-type="float">
            <text:p>0.94138</text:p>
          </table:table-cell>
          <table:table-cell office:value-type="float" office:value="0.94116" calcext:value-type="float">
            <text:p>0.94116</text:p>
          </table:table-cell>
          <table:table-cell office:value-type="float" office:value="0.94662" calcext:value-type="float">
            <text:p>0.94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446" calcext:value-type="float">
            <text:p>0.94446</text:p>
          </table:table-cell>
          <table:table-cell office:value-type="float" office:value="0.94782" calcext:value-type="float">
            <text:p>0.94782</text:p>
          </table:table-cell>
          <table:table-cell office:value-type="float" office:value="0.94666" calcext:value-type="float">
            <text:p>0.94666</text:p>
          </table:table-cell>
          <table:table-cell office:value-type="float" office:value="0.95362" calcext:value-type="float">
            <text:p>0.95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966" calcext:value-type="float">
            <text:p>0.94966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95086" calcext:value-type="float">
            <text:p>0.95086</text:p>
          </table:table-cell>
          <table:table-cell office:value-type="float" office:value="0.95806" calcext:value-type="float">
            <text:p>0.958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248" calcext:value-type="float">
            <text:p>0.95248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362" calcext:value-type="float">
            <text:p>0.95362</text:p>
          </table:table-cell>
          <table:table-cell office:value-type="float" office:value="0.9615" calcext:value-type="float">
            <text:p>0.9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482" calcext:value-type="float">
            <text:p>0.95482</text:p>
          </table:table-cell>
          <table:table-cell office:value-type="float" office:value="0.95746" calcext:value-type="float">
            <text:p>0.95746</text:p>
          </table:table-cell>
          <table:table-cell office:value-type="float" office:value="0.95482" calcext:value-type="float">
            <text:p>0.95482</text:p>
          </table:table-cell>
          <table:table-cell office:value-type="float" office:value="0.96346" calcext:value-type="float">
            <text:p>0.96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96016" calcext:value-type="float">
            <text:p>0.96016</text:p>
          </table:table-cell>
          <table:table-cell office:value-type="float" office:value="0.95612" calcext:value-type="float">
            <text:p>0.95612</text:p>
          </table:table-cell>
          <table:table-cell office:value-type="float" office:value="0.96628" calcext:value-type="float">
            <text:p>0.966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828" calcext:value-type="float">
            <text:p>0.95828</text:p>
          </table:table-cell>
          <table:table-cell office:value-type="float" office:value="0.96106" calcext:value-type="float">
            <text:p>0.96106</text:p>
          </table:table-cell>
          <table:table-cell office:value-type="float" office:value="0.95812" calcext:value-type="float">
            <text:p>0.95812</text:p>
          </table:table-cell>
          <table:table-cell office:value-type="float" office:value="0.96788" calcext:value-type="float">
            <text:p>0.96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812" calcext:value-type="float">
            <text:p>0.9581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5988" calcext:value-type="float">
            <text:p>0.95988</text:p>
          </table:table-cell>
          <table:table-cell office:value-type="float" office:value="0.9684" calcext:value-type="float">
            <text:p>0.9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952" calcext:value-type="float">
            <text:p>0.95952</text:p>
          </table:table-cell>
          <table:table-cell office:value-type="float" office:value="0.9638" calcext:value-type="float">
            <text:p>0.9638</text:p>
          </table:table-cell>
          <table:table-cell office:value-type="float" office:value="0.95998" calcext:value-type="float">
            <text:p>0.95998</text:p>
          </table:table-cell>
          <table:table-cell office:value-type="float" office:value="0.96962" calcext:value-type="float">
            <text:p>0.96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96542" calcext:value-type="float">
            <text:p>0.96542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97008" calcext:value-type="float">
            <text:p>0.97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248" calcext:value-type="float">
            <text:p>0.96248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6154" calcext:value-type="float">
            <text:p>0.96154</text:p>
          </table:table-cell>
          <table:table-cell office:value-type="float" office:value="0.97142" calcext:value-type="float">
            <text:p>0.97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316" calcext:value-type="float">
            <text:p>0.96316</text:p>
          </table:table-cell>
          <table:table-cell office:value-type="float" office:value="0.96624" calcext:value-type="float">
            <text:p>0.96624</text:p>
          </table:table-cell>
          <table:table-cell office:value-type="float" office:value="0.96206" calcext:value-type="float">
            <text:p>0.96206</text:p>
          </table:table-cell>
          <table:table-cell office:value-type="float" office:value="0.97174" calcext:value-type="float">
            <text:p>0.97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222" calcext:value-type="float">
            <text:p>0.96222</text:p>
          </table:table-cell>
          <table:table-cell office:value-type="float" office:value="0.96748" calcext:value-type="float">
            <text:p>0.96748</text:p>
          </table:table-cell>
          <table:table-cell office:value-type="float" office:value="0.96272" calcext:value-type="float">
            <text:p>0.96272</text:p>
          </table:table-cell>
          <table:table-cell office:value-type="float" office:value="0.97172" calcext:value-type="float">
            <text:p>0.97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124" calcext:value-type="float">
            <text:p>0.96124</text:p>
          </table:table-cell>
          <table:table-cell office:value-type="float" office:value="0.96878" calcext:value-type="float">
            <text:p>0.96878</text:p>
          </table:table-cell>
          <table:table-cell office:value-type="float" office:value="0.96342" calcext:value-type="float">
            <text:p>0.96342</text:p>
          </table:table-cell>
          <table:table-cell office:value-type="float" office:value="0.97272" calcext:value-type="float">
            <text:p>0.972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6412" calcext:value-type="float">
            <text:p>0.96412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6254" calcext:value-type="float">
            <text:p>0.96254</text:p>
          </table:table-cell>
          <table:table-cell office:value-type="float" office:value="0.9735" calcext:value-type="float">
            <text:p>0.97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362" calcext:value-type="float">
            <text:p>0.96362</text:p>
          </table:table-cell>
          <table:table-cell office:value-type="float" office:value="0.96944" calcext:value-type="float">
            <text:p>0.96944</text:p>
          </table:table-cell>
          <table:table-cell office:value-type="float" office:value="0.96298" calcext:value-type="float">
            <text:p>0.96298</text:p>
          </table:table-cell>
          <table:table-cell office:value-type="float" office:value="0.97338" calcext:value-type="float">
            <text:p>0.973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6424" calcext:value-type="float">
            <text:p>0.96424</text:p>
          </table:table-cell>
          <table:table-cell office:value-type="float" office:value="0.96964" calcext:value-type="float">
            <text:p>0.96964</text:p>
          </table:table-cell>
          <table:table-cell office:value-type="float" office:value="0.96318" calcext:value-type="float">
            <text:p>0.96318</text:p>
          </table:table-cell>
          <table:table-cell office:value-type="float" office:value="0.9741" calcext:value-type="float">
            <text:p>0.9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578" calcext:value-type="float">
            <text:p>0.96578</text:p>
          </table:table-cell>
          <table:table-cell office:value-type="float" office:value="0.97076" calcext:value-type="float">
            <text:p>0.97076</text:p>
          </table:table-cell>
          <table:table-cell office:value-type="float" office:value="0.96476" calcext:value-type="float">
            <text:p>0.96476</text:p>
          </table:table-cell>
          <table:table-cell office:value-type="float" office:value="0.97472" calcext:value-type="float">
            <text:p>0.974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442" calcext:value-type="float">
            <text:p>0.96442</text:p>
          </table:table-cell>
          <table:table-cell office:value-type="float" office:value="0.97162" calcext:value-type="float">
            <text:p>0.97162</text:p>
          </table:table-cell>
          <table:table-cell office:value-type="float" office:value="0.96404" calcext:value-type="float">
            <text:p>0.96404</text:p>
          </table:table-cell>
          <table:table-cell office:value-type="float" office:value="0.97464" calcext:value-type="float">
            <text:p>0.97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6516" calcext:value-type="float">
            <text:p>0.96516</text:p>
          </table:table-cell>
          <table:table-cell office:value-type="float" office:value="0.97166" calcext:value-type="float">
            <text:p>0.97166</text:p>
          </table:table-cell>
          <table:table-cell office:value-type="float" office:value="0.96514" calcext:value-type="float">
            <text:p>0.96514</text:p>
          </table:table-cell>
          <table:table-cell office:value-type="float" office:value="0.97534" calcext:value-type="float">
            <text:p>0.975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6644" calcext:value-type="float">
            <text:p>0.96644</text:p>
          </table:table-cell>
          <table:table-cell office:value-type="float" office:value="0.97214" calcext:value-type="float">
            <text:p>0.97214</text:p>
          </table:table-cell>
          <table:table-cell office:value-type="float" office:value="0.96472" calcext:value-type="float">
            <text:p>0.96472</text:p>
          </table:table-cell>
          <table:table-cell office:value-type="float" office:value="0.97516" calcext:value-type="float">
            <text:p>0.975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6512" calcext:value-type="float">
            <text:p>0.96512</text:p>
          </table:table-cell>
          <table:table-cell office:value-type="float" office:value="0.97284" calcext:value-type="float">
            <text:p>0.97284</text:p>
          </table:table-cell>
          <table:table-cell office:value-type="float" office:value="0.96494" calcext:value-type="float">
            <text:p>0.96494</text:p>
          </table:table-cell>
          <table:table-cell office:value-type="float" office:value="0.97516" calcext:value-type="float">
            <text:p>0.97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558" calcext:value-type="float">
            <text:p>0.96558</text:p>
          </table:table-cell>
          <table:table-cell office:value-type="float" office:value="0.97292" calcext:value-type="float">
            <text:p>0.97292</text:p>
          </table:table-cell>
          <table:table-cell office:value-type="float" office:value="0.96408" calcext:value-type="float">
            <text:p>0.96408</text:p>
          </table:table-cell>
          <table:table-cell office:value-type="float" office:value="0.97532" calcext:value-type="float">
            <text:p>0.97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478" calcext:value-type="float">
            <text:p>0.96478</text:p>
          </table:table-cell>
          <table:table-cell office:value-type="float" office:value="0.97384" calcext:value-type="float">
            <text:p>0.97384</text:p>
          </table:table-cell>
          <table:table-cell office:value-type="float" office:value="0.96604" calcext:value-type="float">
            <text:p>0.96604</text:p>
          </table:table-cell>
          <table:table-cell office:value-type="float" office:value="0.97552" calcext:value-type="float">
            <text:p>0.97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6654" calcext:value-type="float">
            <text:p>0.96654</text:p>
          </table:table-cell>
          <table:table-cell office:value-type="float" office:value="0.97396" calcext:value-type="float">
            <text:p>0.97396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7612" calcext:value-type="float">
            <text:p>0.976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672" calcext:value-type="float">
            <text:p>0.96672</text:p>
          </table:table-cell>
          <table:table-cell office:value-type="float" office:value="0.97444" calcext:value-type="float">
            <text:p>0.97444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761" calcext:value-type="float">
            <text:p>0.97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97502" calcext:value-type="float">
            <text:p>0.97502</text:p>
          </table:table-cell>
          <table:table-cell office:value-type="float" office:value="0.96458" calcext:value-type="float">
            <text:p>0.96458</text:p>
          </table:table-cell>
          <table:table-cell office:value-type="float" office:value="0.97634" calcext:value-type="float">
            <text:p>0.976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6672" calcext:value-type="float">
            <text:p>0.96672</text:p>
          </table:table-cell>
          <table:table-cell office:value-type="float" office:value="0.97526" calcext:value-type="float">
            <text:p>0.97526</text:p>
          </table:table-cell>
          <table:table-cell office:value-type="float" office:value="0.96614" calcext:value-type="float">
            <text:p>0.96614</text:p>
          </table:table-cell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6542" calcext:value-type="float">
            <text:p>0.96542</text:p>
          </table:table-cell>
          <table:table-cell office:value-type="float" office:value="0.97532" calcext:value-type="float">
            <text:p>0.97532</text:p>
          </table:table-cell>
          <table:table-cell office:value-type="float" office:value="0.96564" calcext:value-type="float">
            <text:p>0.96564</text:p>
          </table:table-cell>
          <table:table-cell office:value-type="float" office:value="0.97598" calcext:value-type="float">
            <text:p>0.975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6734" calcext:value-type="float">
            <text:p>0.96734</text:p>
          </table:table-cell>
          <table:table-cell office:value-type="float" office:value="0.97528" calcext:value-type="float">
            <text:p>0.97528</text:p>
          </table:table-cell>
          <table:table-cell office:value-type="float" office:value="0.96592" calcext:value-type="float">
            <text:p>0.96592</text:p>
          </table:table-cell>
          <table:table-cell office:value-type="float" office:value="0.97612" calcext:value-type="float">
            <text:p>0.976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6724" calcext:value-type="float">
            <text:p>0.96724</text:p>
          </table:table-cell>
          <table:table-cell office:value-type="float" office:value="0.97584" calcext:value-type="float">
            <text:p>0.97584</text:p>
          </table:table-cell>
          <table:table-cell office:value-type="float" office:value="0.96654" calcext:value-type="float">
            <text:p>0.96654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7606" calcext:value-type="float">
            <text:p>0.97606</text:p>
          </table:table-cell>
          <table:table-cell office:value-type="float" office:value="0.96656" calcext:value-type="float">
            <text:p>0.96656</text:p>
          </table:table-cell>
          <table:table-cell office:value-type="float" office:value="0.97646" calcext:value-type="float">
            <text:p>0.976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672" calcext:value-type="float">
            <text:p>0.96672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688" calcext:value-type="float">
            <text:p>0.96688</text:p>
          </table:table-cell>
          <table:table-cell office:value-type="float" office:value="0.97642" calcext:value-type="float">
            <text:p>0.97642</text:p>
          </table:table-cell>
          <table:table-cell office:value-type="float" office:value="0.96678" calcext:value-type="float">
            <text:p>0.96678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6582" calcext:value-type="float">
            <text:p>0.96582</text:p>
          </table:table-cell>
          <table:table-cell office:value-type="float" office:value="0.97728" calcext:value-type="float">
            <text:p>0.97728</text:p>
          </table:table-cell>
          <table:table-cell office:value-type="float" office:value="0.96688" calcext:value-type="float">
            <text:p>0.96688</text:p>
          </table:table-cell>
          <table:table-cell office:value-type="float" office:value="0.9769" calcext:value-type="float">
            <text:p>0.97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6768" calcext:value-type="float">
            <text:p>0.96768</text:p>
          </table:table-cell>
          <table:table-cell office:value-type="float" office:value="0.97778" calcext:value-type="float">
            <text:p>0.97778</text:p>
          </table:table-cell>
          <table:table-cell office:value-type="float" office:value="0.96672" calcext:value-type="float">
            <text:p>0.96672</text:p>
          </table:table-cell>
          <table:table-cell office:value-type="float" office:value="0.97652" calcext:value-type="float">
            <text:p>0.976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7746" calcext:value-type="float">
            <text:p>0.97746</text:p>
          </table:table-cell>
          <table:table-cell office:value-type="float" office:value="0.96674" calcext:value-type="float">
            <text:p>0.96674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6762" calcext:value-type="float">
            <text:p>0.96762</text:p>
          </table:table-cell>
          <table:table-cell office:value-type="float" office:value="0.97732" calcext:value-type="float">
            <text:p>0.97732</text:p>
          </table:table-cell>
          <table:table-cell office:value-type="float" office:value="0.96668" calcext:value-type="float">
            <text:p>0.96668</text:p>
          </table:table-cell>
          <table:table-cell office:value-type="float" office:value="0.97678" calcext:value-type="float">
            <text:p>0.976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6752" calcext:value-type="float">
            <text:p>0.96752</text:p>
          </table:table-cell>
          <table:table-cell office:value-type="float" office:value="0.97726" calcext:value-type="float">
            <text:p>0.97726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7664" calcext:value-type="float">
            <text:p>0.97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6842" calcext:value-type="float">
            <text:p>0.96842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96706" calcext:value-type="float">
            <text:p>0.96706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6798" calcext:value-type="float">
            <text:p>0.96798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6704" calcext:value-type="float">
            <text:p>0.96704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7834" calcext:value-type="float">
            <text:p>0.97834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6828" calcext:value-type="float">
            <text:p>0.96828</text:p>
          </table:table-cell>
          <table:table-cell office:value-type="float" office:value="0.97834" calcext:value-type="float">
            <text:p>0.97834</text:p>
          </table:table-cell>
          <table:table-cell office:value-type="float" office:value="0.96614" calcext:value-type="float">
            <text:p>0.96614</text:p>
          </table:table-cell>
          <table:table-cell office:value-type="float" office:value="0.97752" calcext:value-type="float">
            <text:p>0.977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898" calcext:value-type="float">
            <text:p>0.97898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6904" calcext:value-type="float">
            <text:p>0.96904</text:p>
          </table:table-cell>
          <table:table-cell office:value-type="float" office:value="0.97866" calcext:value-type="float">
            <text:p>0.97866</text:p>
          </table:table-cell>
          <table:table-cell office:value-type="float" office:value="0.96682" calcext:value-type="float">
            <text:p>0.96682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7916" calcext:value-type="float">
            <text:p>0.97916</text:p>
          </table:table-cell>
          <table:table-cell office:value-type="float" office:value="0.96706" calcext:value-type="float">
            <text:p>0.96706</text:p>
          </table:table-cell>
          <table:table-cell office:value-type="float" office:value="0.97678" calcext:value-type="float">
            <text:p>0.976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6912" calcext:value-type="float">
            <text:p>0.96912</text:p>
          </table:table-cell>
          <table:table-cell office:value-type="float" office:value="0.97906" calcext:value-type="float">
            <text:p>0.97906</text:p>
          </table:table-cell>
          <table:table-cell office:value-type="float" office:value="0.96664" calcext:value-type="float">
            <text:p>0.96664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97882" calcext:value-type="float">
            <text:p>0.97882</text:p>
          </table:table-cell>
          <table:table-cell office:value-type="float" office:value="0.96654" calcext:value-type="float">
            <text:p>0.96654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6902" calcext:value-type="float">
            <text:p>0.96902</text:p>
          </table:table-cell>
          <table:table-cell office:value-type="float" office:value="0.97934" calcext:value-type="float">
            <text:p>0.97934</text:p>
          </table:table-cell>
          <table:table-cell office:value-type="float" office:value="0.96748" calcext:value-type="float">
            <text:p>0.96748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6878" calcext:value-type="float">
            <text:p>0.96878</text:p>
          </table:table-cell>
          <table:table-cell office:value-type="float" office:value="0.97926" calcext:value-type="float">
            <text:p>0.97926</text:p>
          </table:table-cell>
          <table:table-cell office:value-type="float" office:value="0.96678" calcext:value-type="float">
            <text:p>0.96678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982" calcext:value-type="float">
            <text:p>0.97982</text:p>
          </table:table-cell>
          <table:table-cell office:value-type="float" office:value="0.96702" calcext:value-type="float">
            <text:p>0.96702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6922" calcext:value-type="float">
            <text:p>0.96922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976" calcext:value-type="float">
            <text:p>0.97976</text:p>
          </table:table-cell>
          <table:table-cell office:value-type="float" office:value="0.96788" calcext:value-type="float">
            <text:p>0.96788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6948" calcext:value-type="float">
            <text:p>0.96948</text:p>
          </table:table-cell>
          <table:table-cell office:value-type="float" office:value="0.98006" calcext:value-type="float">
            <text:p>0.98006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6888" calcext:value-type="float">
            <text:p>0.96888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906" calcext:value-type="float">
            <text:p>0.96906</text:p>
          </table:table-cell>
          <table:table-cell office:value-type="float" office:value="0.97986" calcext:value-type="float">
            <text:p>0.97986</text:p>
          </table:table-cell>
          <table:table-cell office:value-type="float" office:value="0.96768" calcext:value-type="float">
            <text:p>0.96768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6864" calcext:value-type="float">
            <text:p>0.96864</text:p>
          </table:table-cell>
          <table:table-cell office:value-type="float" office:value="0.98054" calcext:value-type="float">
            <text:p>0.98054</text:p>
          </table:table-cell>
          <table:table-cell office:value-type="float" office:value="0.96732" calcext:value-type="float">
            <text:p>0.96732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936" calcext:value-type="float">
            <text:p>0.97936</text:p>
          </table:table-cell>
          <table:table-cell office:value-type="float" office:value="0.96802" calcext:value-type="float">
            <text:p>0.96802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8014" calcext:value-type="float">
            <text:p>0.98014</text:p>
          </table:table-cell>
          <table:table-cell office:value-type="float" office:value="0.96686" calcext:value-type="float">
            <text:p>0.96686</text:p>
          </table:table-cell>
          <table:table-cell office:value-type="float" office:value="0.9775" calcext:value-type="float">
            <text:p>0.97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64" calcext:value-type="float">
            <text:p>0.96964</text:p>
          </table:table-cell>
          <table:table-cell office:value-type="float" office:value="0.98036" calcext:value-type="float">
            <text:p>0.98036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6822" calcext:value-type="float">
            <text:p>0.96822</text:p>
          </table:table-cell>
          <table:table-cell office:value-type="float" office:value="0.98026" calcext:value-type="float">
            <text:p>0.98026</text:p>
          </table:table-cell>
          <table:table-cell office:value-type="float" office:value="0.96718" calcext:value-type="float">
            <text:p>0.96718</text:p>
          </table:table-cell>
          <table:table-cell office:value-type="float" office:value="0.97746" calcext:value-type="float">
            <text:p>0.977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8044" calcext:value-type="float">
            <text:p>0.98044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002" calcext:value-type="float">
            <text:p>0.97002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6726" calcext:value-type="float">
            <text:p>0.96726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7998" calcext:value-type="float">
            <text:p>0.97998</text:p>
          </table:table-cell>
          <table:table-cell office:value-type="float" office:value="0.96754" calcext:value-type="float">
            <text:p>0.96754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978" calcext:value-type="float">
            <text:p>0.96978</text:p>
          </table:table-cell>
          <table:table-cell office:value-type="float" office:value="0.98024" calcext:value-type="float">
            <text:p>0.9802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766" calcext:value-type="float">
            <text:p>0.977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942" calcext:value-type="float">
            <text:p>0.96942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96688" calcext:value-type="float">
            <text:p>0.96688</text:p>
          </table:table-cell>
          <table:table-cell office:value-type="float" office:value="0.97756" calcext:value-type="float">
            <text:p>0.977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976" calcext:value-type="float">
            <text:p>0.96976</text:p>
          </table:table-cell>
          <table:table-cell office:value-type="float" office:value="0.98062" calcext:value-type="float">
            <text:p>0.98062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022" calcext:value-type="float">
            <text:p>0.97022</text:p>
          </table:table-cell>
          <table:table-cell office:value-type="float" office:value="0.98068" calcext:value-type="float">
            <text:p>0.98068</text:p>
          </table:table-cell>
          <table:table-cell office:value-type="float" office:value="0.96782" calcext:value-type="float">
            <text:p>0.96782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998" calcext:value-type="float">
            <text:p>0.96998</text:p>
          </table:table-cell>
          <table:table-cell office:value-type="float" office:value="0.98068" calcext:value-type="float">
            <text:p>0.98068</text:p>
          </table:table-cell>
          <table:table-cell office:value-type="float" office:value="0.96712" calcext:value-type="float">
            <text:p>0.96712</text:p>
          </table:table-cell>
          <table:table-cell office:value-type="float" office:value="0.97746" calcext:value-type="float">
            <text:p>0.977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95" calcext:value-type="float">
            <text:p>0.9695</text:p>
          </table:table-cell>
          <table:table-cell office:value-type="float" office:value="0.98104" calcext:value-type="float">
            <text:p>0.98104</text:p>
          </table:table-cell>
          <table:table-cell office:value-type="float" office:value="0.96732" calcext:value-type="float">
            <text:p>0.96732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992" calcext:value-type="float">
            <text:p>0.96992</text:p>
          </table:table-cell>
          <table:table-cell office:value-type="float" office:value="0.98094" calcext:value-type="float">
            <text:p>0.98094</text:p>
          </table:table-cell>
          <table:table-cell office:value-type="float" office:value="0.96692" calcext:value-type="float">
            <text:p>0.96692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7004" calcext:value-type="float">
            <text:p>0.97004</text:p>
          </table:table-cell>
          <table:table-cell office:value-type="float" office:value="0.98102" calcext:value-type="float">
            <text:p>0.98102</text:p>
          </table:table-cell>
          <table:table-cell office:value-type="float" office:value="0.96806" calcext:value-type="float">
            <text:p>0.96806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8106" calcext:value-type="float">
            <text:p>0.98106</text:p>
          </table:table-cell>
          <table:table-cell office:value-type="float" office:value="0.96764" calcext:value-type="float">
            <text:p>0.96764</text:p>
          </table:table-cell>
          <table:table-cell office:value-type="float" office:value="0.97742" calcext:value-type="float">
            <text:p>0.977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6974" calcext:value-type="float">
            <text:p>0.96974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786" calcext:value-type="float">
            <text:p>0.96786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7002" calcext:value-type="float">
            <text:p>0.97002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754" calcext:value-type="float">
            <text:p>0.96754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764" calcext:value-type="float">
            <text:p>0.96764</text:p>
          </table:table-cell>
          <table:table-cell office:value-type="float" office:value="0.97748" calcext:value-type="float">
            <text:p>0.977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702" calcext:value-type="float">
            <text:p>0.9702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708" calcext:value-type="float">
            <text:p>0.96708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7058" calcext:value-type="float">
            <text:p>0.97058</text:p>
          </table:table-cell>
          <table:table-cell office:value-type="float" office:value="0.98094" calcext:value-type="float">
            <text:p>0.98094</text:p>
          </table:table-cell>
          <table:table-cell office:value-type="float" office:value="0.96856" calcext:value-type="float">
            <text:p>0.96856</text:p>
          </table:table-cell>
          <table:table-cell office:value-type="float" office:value="0.97758" calcext:value-type="float">
            <text:p>0.977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7748" calcext:value-type="float">
            <text:p>0.977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7014" calcext:value-type="float">
            <text:p>0.97014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24" calcext:value-type="float">
            <text:p>0.96824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701" calcext:value-type="float">
            <text:p>0.9701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748" calcext:value-type="float">
            <text:p>0.96748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742" calcext:value-type="float">
            <text:p>0.96742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7072" calcext:value-type="float">
            <text:p>0.97072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736" calcext:value-type="float">
            <text:p>0.96736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7014" calcext:value-type="float">
            <text:p>0.97014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6728" calcext:value-type="float">
            <text:p>0.96728</text:p>
          </table:table-cell>
          <table:table-cell office:value-type="float" office:value="0.97756" calcext:value-type="float">
            <text:p>0.977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7056" calcext:value-type="float">
            <text:p>0.97056</text:p>
          </table:table-cell>
          <table:table-cell office:value-type="float" office:value="0.98104" calcext:value-type="float">
            <text:p>0.98104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026" calcext:value-type="float">
            <text:p>0.97026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098" calcext:value-type="float">
            <text:p>0.97098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752" calcext:value-type="float">
            <text:p>0.96752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09" calcext:value-type="float">
            <text:p>0.9709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098" calcext:value-type="float">
            <text:p>0.97098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104" calcext:value-type="float">
            <text:p>0.97104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718" calcext:value-type="float">
            <text:p>0.96718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981" calcext:value-type="float">
            <text:p>0.981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97744" calcext:value-type="float">
            <text:p>0.977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7046" calcext:value-type="float">
            <text:p>0.97046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7026" calcext:value-type="float">
            <text:p>0.97026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686" calcext:value-type="float">
            <text:p>0.96686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97738" calcext:value-type="float">
            <text:p>0.977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066" calcext:value-type="float">
            <text:p>0.97066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744" calcext:value-type="float">
            <text:p>0.96744</text:p>
          </table:table-cell>
          <table:table-cell office:value-type="float" office:value="0.9775" calcext:value-type="float">
            <text:p>0.97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7162" calcext:value-type="float">
            <text:p>0.97162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704" calcext:value-type="float">
            <text:p>0.96704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7134" calcext:value-type="float">
            <text:p>0.97134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776" calcext:value-type="float">
            <text:p>0.96776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7062" calcext:value-type="float">
            <text:p>0.9706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7184" calcext:value-type="float">
            <text:p>0.97184</text:p>
          </table:table-cell>
          <table:table-cell office:value-type="float" office:value="0.98182" calcext:value-type="float">
            <text:p>0.98182</text:p>
          </table:table-cell>
          <table:table-cell office:value-type="float" office:value="0.96784" calcext:value-type="float">
            <text:p>0.96784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7158" calcext:value-type="float">
            <text:p>0.97158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7118" calcext:value-type="float">
            <text:p>0.97118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064" calcext:value-type="float">
            <text:p>0.97064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7136" calcext:value-type="float">
            <text:p>0.97136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6796" calcext:value-type="float">
            <text:p>0.96796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7064" calcext:value-type="float">
            <text:p>0.97064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808" calcext:value-type="float">
            <text:p>0.96808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7066" calcext:value-type="float">
            <text:p>0.9706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98168" calcext:value-type="float">
            <text:p>0.98168</text:p>
          </table:table-cell>
          <table:table-cell office:value-type="float" office:value="0.96806" calcext:value-type="float">
            <text:p>0.96806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7164" calcext:value-type="float">
            <text:p>0.97164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02" calcext:value-type="float">
            <text:p>0.96802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7182" calcext:value-type="float">
            <text:p>0.97182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776" calcext:value-type="float">
            <text:p>0.96776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7192" calcext:value-type="float">
            <text:p>0.9719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7158" calcext:value-type="float">
            <text:p>0.97158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766" calcext:value-type="float">
            <text:p>0.96766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8154" calcext:value-type="float">
            <text:p>0.98154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7222" calcext:value-type="float">
            <text:p>0.97222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7202" calcext:value-type="float">
            <text:p>0.97202</text:p>
          </table:table-cell>
          <table:table-cell office:value-type="float" office:value="0.98178" calcext:value-type="float">
            <text:p>0.98178</text:p>
          </table:table-cell>
          <table:table-cell office:value-type="float" office:value="0.96788" calcext:value-type="float">
            <text:p>0.96788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98174" calcext:value-type="float">
            <text:p>0.98174</text:p>
          </table:table-cell>
          <table:table-cell office:value-type="float" office:value="0.96762" calcext:value-type="float">
            <text:p>0.96762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7134" calcext:value-type="float">
            <text:p>0.97134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834" calcext:value-type="float">
            <text:p>0.96834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7112" calcext:value-type="float">
            <text:p>0.97112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7194" calcext:value-type="float">
            <text:p>0.97194</text:p>
          </table:table-cell>
          <table:table-cell office:value-type="float" office:value="0.98166" calcext:value-type="float">
            <text:p>0.98166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0.97742" calcext:value-type="float">
            <text:p>0.977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7132" calcext:value-type="float">
            <text:p>0.97132</text:p>
          </table:table-cell>
          <table:table-cell office:value-type="float" office:value="0.98168" calcext:value-type="float">
            <text:p>0.98168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7224" calcext:value-type="float">
            <text:p>0.97224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806" calcext:value-type="float">
            <text:p>0.96806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7196" calcext:value-type="float">
            <text:p>0.9719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696" calcext:value-type="float">
            <text:p>0.96696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7236" calcext:value-type="float">
            <text:p>0.97236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97746" calcext:value-type="float">
            <text:p>0.977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7204" calcext:value-type="float">
            <text:p>0.97204</text:p>
          </table:table-cell>
          <table:table-cell office:value-type="float" office:value="0.98176" calcext:value-type="float">
            <text:p>0.98176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8182" calcext:value-type="float">
            <text:p>0.98182</text:p>
          </table:table-cell>
          <table:table-cell office:value-type="float" office:value="0.96746" calcext:value-type="float">
            <text:p>0.96746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7202" calcext:value-type="float">
            <text:p>0.9720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.97742" calcext:value-type="float">
            <text:p>0.977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7246" calcext:value-type="float">
            <text:p>0.97246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236" calcext:value-type="float">
            <text:p>0.97236</text:p>
          </table:table-cell>
          <table:table-cell office:value-type="float" office:value="0.98162" calcext:value-type="float">
            <text:p>0.98162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7252" calcext:value-type="float">
            <text:p>0.97252</text:p>
          </table:table-cell>
          <table:table-cell office:value-type="float" office:value="0.98162" calcext:value-type="float">
            <text:p>0.98162</text:p>
          </table:table-cell>
          <table:table-cell office:value-type="float" office:value="0.96784" calcext:value-type="float">
            <text:p>0.96784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7308" calcext:value-type="float">
            <text:p>0.97308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8168" calcext:value-type="float">
            <text:p>0.98168</text:p>
          </table:table-cell>
          <table:table-cell office:value-type="float" office:value="0.96828" calcext:value-type="float">
            <text:p>0.96828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3" calcext:value-type="float">
            <text:p>0.973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794" calcext:value-type="float">
            <text:p>0.96794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7274" calcext:value-type="float">
            <text:p>0.97274</text:p>
          </table:table-cell>
          <table:table-cell office:value-type="float" office:value="0.98166" calcext:value-type="float">
            <text:p>0.98166</text:p>
          </table:table-cell>
          <table:table-cell office:value-type="float" office:value="0.96758" calcext:value-type="float">
            <text:p>0.96758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7252" calcext:value-type="float">
            <text:p>0.97252</text:p>
          </table:table-cell>
          <table:table-cell office:value-type="float" office:value="0.98172" calcext:value-type="float">
            <text:p>0.98172</text:p>
          </table:table-cell>
          <table:table-cell office:value-type="float" office:value="0.96718" calcext:value-type="float">
            <text:p>0.96718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98158" calcext:value-type="float">
            <text:p>0.98158</text:p>
          </table:table-cell>
          <table:table-cell office:value-type="float" office:value="0.96842" calcext:value-type="float">
            <text:p>0.96842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7278" calcext:value-type="float">
            <text:p>0.97278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222" calcext:value-type="float">
            <text:p>0.97222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802" calcext:value-type="float">
            <text:p>0.96802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7294" calcext:value-type="float">
            <text:p>0.97294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7296" calcext:value-type="float">
            <text:p>0.97296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636" calcext:value-type="float">
            <text:p>0.96636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0.98154" calcext:value-type="float">
            <text:p>0.98154</text:p>
          </table:table-cell>
          <table:table-cell office:value-type="float" office:value="0.96852" calcext:value-type="float">
            <text:p>0.96852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7336" calcext:value-type="float">
            <text:p>0.97336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794" calcext:value-type="float">
            <text:p>0.96794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7244" calcext:value-type="float">
            <text:p>0.97244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7374" calcext:value-type="float">
            <text:p>0.97374</text:p>
          </table:table-cell>
          <table:table-cell office:value-type="float" office:value="0.98168" calcext:value-type="float">
            <text:p>0.98168</text:p>
          </table:table-cell>
          <table:table-cell office:value-type="float" office:value="0.96782" calcext:value-type="float">
            <text:p>0.96782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902" calcext:value-type="float">
            <text:p>0.96902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788" calcext:value-type="float">
            <text:p>0.96788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7292" calcext:value-type="float">
            <text:p>0.97292</text:p>
          </table:table-cell>
          <table:table-cell office:value-type="float" office:value="0.98158" calcext:value-type="float">
            <text:p>0.98158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7326" calcext:value-type="float">
            <text:p>0.97326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7352" calcext:value-type="float">
            <text:p>0.97352</text:p>
          </table:table-cell>
          <table:table-cell office:value-type="float" office:value="0.98162" calcext:value-type="float">
            <text:p>0.98162</text:p>
          </table:table-cell>
          <table:table-cell office:value-type="float" office:value="0.96888" calcext:value-type="float">
            <text:p>0.96888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73" calcext:value-type="float">
            <text:p>0.973</text:p>
          </table:table-cell>
          <table:table-cell office:value-type="float" office:value="0.98166" calcext:value-type="float">
            <text:p>0.98166</text:p>
          </table:table-cell>
          <table:table-cell office:value-type="float" office:value="0.96806" calcext:value-type="float">
            <text:p>0.96806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7352" calcext:value-type="float">
            <text:p>0.97352</text:p>
          </table:table-cell>
          <table:table-cell office:value-type="float" office:value="0.98182" calcext:value-type="float">
            <text:p>0.98182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7306" calcext:value-type="float">
            <text:p>0.97306</text:p>
          </table:table-cell>
          <table:table-cell office:value-type="float" office:value="0.98168" calcext:value-type="float">
            <text:p>0.98168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7356" calcext:value-type="float">
            <text:p>0.97356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872" calcext:value-type="float">
            <text:p>0.96872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7362" calcext:value-type="float">
            <text:p>0.97362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776" calcext:value-type="float">
            <text:p>0.96776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7388" calcext:value-type="float">
            <text:p>0.97388</text:p>
          </table:table-cell>
          <table:table-cell office:value-type="float" office:value="0.98158" calcext:value-type="float">
            <text:p>0.98158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75" calcext:value-type="float">
            <text:p>0.97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7298" calcext:value-type="float">
            <text:p>0.97298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6842" calcext:value-type="float">
            <text:p>0.96842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7368" calcext:value-type="float">
            <text:p>0.97368</text:p>
          </table:table-cell>
          <table:table-cell office:value-type="float" office:value="0.98166" calcext:value-type="float">
            <text:p>0.98166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348" calcext:value-type="float">
            <text:p>0.97348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7258" calcext:value-type="float">
            <text:p>0.97258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786" calcext:value-type="float">
            <text:p>0.9678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7334" calcext:value-type="float">
            <text:p>0.97334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7446" calcext:value-type="float">
            <text:p>0.9744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876" calcext:value-type="float">
            <text:p>0.96876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7398" calcext:value-type="float">
            <text:p>0.97398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854" calcext:value-type="float">
            <text:p>0.96854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7376" calcext:value-type="float">
            <text:p>0.97376</text:p>
          </table:table-cell>
          <table:table-cell office:value-type="float" office:value="0.98162" calcext:value-type="float">
            <text:p>0.98162</text:p>
          </table:table-cell>
          <table:table-cell office:value-type="float" office:value="0.96802" calcext:value-type="float">
            <text:p>0.96802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752" calcext:value-type="float">
            <text:p>0.977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392" calcext:value-type="float">
            <text:p>0.9739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754" calcext:value-type="float">
            <text:p>0.96754</text:p>
          </table:table-cell>
          <table:table-cell office:value-type="float" office:value="0.97744" calcext:value-type="float">
            <text:p>0.9774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7386" calcext:value-type="float">
            <text:p>0.9738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798" calcext:value-type="float">
            <text:p>0.96798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826" calcext:value-type="float">
            <text:p>0.96826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7436" calcext:value-type="float">
            <text:p>0.97436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882" calcext:value-type="float">
            <text:p>0.96882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7452" calcext:value-type="float">
            <text:p>0.9745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58" calcext:value-type="float">
            <text:p>0.96858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442" calcext:value-type="float">
            <text:p>0.97442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902" calcext:value-type="float">
            <text:p>0.96902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858" calcext:value-type="float">
            <text:p>0.96858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7344" calcext:value-type="float">
            <text:p>0.97344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7428" calcext:value-type="float">
            <text:p>0.97428</text:p>
          </table:table-cell>
          <table:table-cell office:value-type="float" office:value="0.98158" calcext:value-type="float">
            <text:p>0.98158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36" calcext:value-type="float">
            <text:p>0.977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7436" calcext:value-type="float">
            <text:p>0.97436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7438" calcext:value-type="float">
            <text:p>0.97438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806" calcext:value-type="float">
            <text:p>0.96806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7448" calcext:value-type="float">
            <text:p>0.97448</text:p>
          </table:table-cell>
          <table:table-cell office:value-type="float" office:value="0.98148" calcext:value-type="float">
            <text:p>0.98148</text:p>
          </table:table-cell>
          <table:table-cell office:value-type="float" office:value="0.96876" calcext:value-type="float">
            <text:p>0.96876</text:p>
          </table:table-cell>
          <table:table-cell office:value-type="float" office:value="0.97752" calcext:value-type="float">
            <text:p>0.977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412" calcext:value-type="float">
            <text:p>0.97412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42" calcext:value-type="float">
            <text:p>0.96842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7392" calcext:value-type="float">
            <text:p>0.9739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38" calcext:value-type="float">
            <text:p>0.96838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7508" calcext:value-type="float">
            <text:p>0.97508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0.97744" calcext:value-type="float">
            <text:p>0.977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902" calcext:value-type="float">
            <text:p>0.96902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7458" calcext:value-type="float">
            <text:p>0.97458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872" calcext:value-type="float">
            <text:p>0.96872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7456" calcext:value-type="float">
            <text:p>0.97456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7426" calcext:value-type="float">
            <text:p>0.97426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72" calcext:value-type="float">
            <text:p>0.96872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7484" calcext:value-type="float">
            <text:p>0.97484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846" calcext:value-type="float">
            <text:p>0.96846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7504" calcext:value-type="float">
            <text:p>0.97504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774" calcext:value-type="float">
            <text:p>0.96774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7472" calcext:value-type="float">
            <text:p>0.9747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54" calcext:value-type="float">
            <text:p>0.96854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796" calcext:value-type="float">
            <text:p>0.96796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7576" calcext:value-type="float">
            <text:p>0.97576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754" calcext:value-type="float">
            <text:p>0.96754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0.96798" calcext:value-type="float">
            <text:p>0.96798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7506" calcext:value-type="float">
            <text:p>0.9750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798" calcext:value-type="float">
            <text:p>0.96798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548" calcext:value-type="float">
            <text:p>0.97548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788" calcext:value-type="float">
            <text:p>0.96788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7538" calcext:value-type="float">
            <text:p>0.97538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7528" calcext:value-type="float">
            <text:p>0.97528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918" calcext:value-type="float">
            <text:p>0.96918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7536" calcext:value-type="float">
            <text:p>0.97536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46" calcext:value-type="float">
            <text:p>0.9684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7562" calcext:value-type="float">
            <text:p>0.97562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7532" calcext:value-type="float">
            <text:p>0.9753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48" calcext:value-type="float">
            <text:p>0.96848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7594" calcext:value-type="float">
            <text:p>0.97594</text:p>
          </table:table-cell>
          <table:table-cell office:value-type="float" office:value="0.98154" calcext:value-type="float">
            <text:p>0.98154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7552" calcext:value-type="float">
            <text:p>0.97552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7574" calcext:value-type="float">
            <text:p>0.97574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92" calcext:value-type="float">
            <text:p>0.96892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7556" calcext:value-type="float">
            <text:p>0.97556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32" calcext:value-type="float">
            <text:p>0.96832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7594" calcext:value-type="float">
            <text:p>0.97594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94" calcext:value-type="float">
            <text:p>0.96894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7576" calcext:value-type="float">
            <text:p>0.9757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746" calcext:value-type="float">
            <text:p>0.96746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564" calcext:value-type="float">
            <text:p>0.97564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7578" calcext:value-type="float">
            <text:p>0.97578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816" calcext:value-type="float">
            <text:p>0.96816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626" calcext:value-type="float">
            <text:p>0.9762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7612" calcext:value-type="float">
            <text:p>0.9761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7632" calcext:value-type="float">
            <text:p>0.9763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7608" calcext:value-type="float">
            <text:p>0.97608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7692" calcext:value-type="float">
            <text:p>0.976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7674" calcext:value-type="float">
            <text:p>0.97674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94" calcext:value-type="float">
            <text:p>0.96894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7654" calcext:value-type="float">
            <text:p>0.97654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86" calcext:value-type="float">
            <text:p>0.9688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7582" calcext:value-type="float">
            <text:p>0.97582</text:p>
          </table:table-cell>
          <table:table-cell office:value-type="float" office:value="0.98154" calcext:value-type="float">
            <text:p>0.98154</text:p>
          </table:table-cell>
          <table:table-cell office:value-type="float" office:value="0.96776" calcext:value-type="float">
            <text:p>0.9677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56" calcext:value-type="float">
            <text:p>0.9685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598" calcext:value-type="float">
            <text:p>0.97598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7606" calcext:value-type="float">
            <text:p>0.97606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7686" calcext:value-type="float">
            <text:p>0.97686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7616" calcext:value-type="float">
            <text:p>0.97616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7602" calcext:value-type="float">
            <text:p>0.9760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58" calcext:value-type="float">
            <text:p>0.96858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7656" calcext:value-type="float">
            <text:p>0.97656</text:p>
          </table:table-cell>
          <table:table-cell office:value-type="float" office:value="0.98146" calcext:value-type="float">
            <text:p>0.98146</text:p>
          </table:table-cell>
          <table:table-cell office:value-type="float" office:value="0.96904" calcext:value-type="float">
            <text:p>0.96904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7578" calcext:value-type="float">
            <text:p>0.97578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12" calcext:value-type="float">
            <text:p>0.96812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7736" calcext:value-type="float">
            <text:p>0.97736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918" calcext:value-type="float">
            <text:p>0.96918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7722" calcext:value-type="float">
            <text:p>0.97722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34" calcext:value-type="float">
            <text:p>0.96834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7674" calcext:value-type="float">
            <text:p>0.97674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24" calcext:value-type="float">
            <text:p>0.96824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7662" calcext:value-type="float">
            <text:p>0.97662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7682" calcext:value-type="float">
            <text:p>0.97682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7716" calcext:value-type="float">
            <text:p>0.97716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918" calcext:value-type="float">
            <text:p>0.96918</text:p>
          </table:table-cell>
          <table:table-cell office:value-type="float" office:value="0.97692" calcext:value-type="float">
            <text:p>0.976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7672" calcext:value-type="float">
            <text:p>0.97672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88" calcext:value-type="float">
            <text:p>0.96888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7672" calcext:value-type="float">
            <text:p>0.97672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7688" calcext:value-type="float">
            <text:p>0.97688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7688" calcext:value-type="float">
            <text:p>0.97688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12" calcext:value-type="float">
            <text:p>0.96812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7708" calcext:value-type="float">
            <text:p>0.97708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34" calcext:value-type="float">
            <text:p>0.96834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7674" calcext:value-type="float">
            <text:p>0.97674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7764" calcext:value-type="float">
            <text:p>0.97764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22" calcext:value-type="float">
            <text:p>0.96822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7734" calcext:value-type="float">
            <text:p>0.97734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7736" calcext:value-type="float">
            <text:p>0.97736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78" calcext:value-type="float">
            <text:p>0.96878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7722" calcext:value-type="float">
            <text:p>0.97722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752" calcext:value-type="float">
            <text:p>0.96752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7726" calcext:value-type="float">
            <text:p>0.97726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92" calcext:value-type="float">
            <text:p>0.96892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7756" calcext:value-type="float">
            <text:p>0.97756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42" calcext:value-type="float">
            <text:p>0.96842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794" calcext:value-type="float">
            <text:p>0.96794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7686" calcext:value-type="float">
            <text:p>0.97686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06" calcext:value-type="float">
            <text:p>0.96806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77" calcext:value-type="float">
            <text:p>0.977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932" calcext:value-type="float">
            <text:p>0.96932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7786" calcext:value-type="float">
            <text:p>0.9778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7732" calcext:value-type="float">
            <text:p>0.9773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97768" calcext:value-type="float">
            <text:p>0.97768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24" calcext:value-type="float">
            <text:p>0.96824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7828" calcext:value-type="float">
            <text:p>0.97828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848" calcext:value-type="float">
            <text:p>0.96848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7748" calcext:value-type="float">
            <text:p>0.97748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858" calcext:value-type="float">
            <text:p>0.96858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7776" calcext:value-type="float">
            <text:p>0.97776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7766" calcext:value-type="float">
            <text:p>0.97766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796" calcext:value-type="float">
            <text:p>0.96796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7758" calcext:value-type="float">
            <text:p>0.97758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786" calcext:value-type="float">
            <text:p>0.96786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7778" calcext:value-type="float">
            <text:p>0.97778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7838" calcext:value-type="float">
            <text:p>0.97838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82" calcext:value-type="float">
            <text:p>0.96882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788" calcext:value-type="float">
            <text:p>0.96788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97756" calcext:value-type="float">
            <text:p>0.97756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97824" calcext:value-type="float">
            <text:p>0.97824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7836" calcext:value-type="float">
            <text:p>0.97836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7806" calcext:value-type="float">
            <text:p>0.97806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754" calcext:value-type="float">
            <text:p>0.96754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7822" calcext:value-type="float">
            <text:p>0.9782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926" calcext:value-type="float">
            <text:p>0.96926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7876" calcext:value-type="float">
            <text:p>0.97876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52" calcext:value-type="float">
            <text:p>0.96852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7834" calcext:value-type="float">
            <text:p>0.9783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7826" calcext:value-type="float">
            <text:p>0.97826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54" calcext:value-type="float">
            <text:p>0.96854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7832" calcext:value-type="float">
            <text:p>0.97832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7834" calcext:value-type="float">
            <text:p>0.97834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7848" calcext:value-type="float">
            <text:p>0.97848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7802" calcext:value-type="float">
            <text:p>0.9780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812" calcext:value-type="float">
            <text:p>0.96812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7834" calcext:value-type="float">
            <text:p>0.9783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906" calcext:value-type="float">
            <text:p>0.96906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7886" calcext:value-type="float">
            <text:p>0.97886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7878" calcext:value-type="float">
            <text:p>0.97878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88" calcext:value-type="float">
            <text:p>0.96888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7894" calcext:value-type="float">
            <text:p>0.97894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7896" calcext:value-type="float">
            <text:p>0.97896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882" calcext:value-type="float">
            <text:p>0.96882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97854" calcext:value-type="float">
            <text:p>0.97854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7912" calcext:value-type="float">
            <text:p>0.97912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97728" calcext:value-type="float">
            <text:p>0.977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97822" calcext:value-type="float">
            <text:p>0.97822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7732" calcext:value-type="float">
            <text:p>0.9773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7888" calcext:value-type="float">
            <text:p>0.97888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64" calcext:value-type="float">
            <text:p>0.96864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7898" calcext:value-type="float">
            <text:p>0.97898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774" calcext:value-type="float">
            <text:p>0.96774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97878" calcext:value-type="float">
            <text:p>0.97878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42" calcext:value-type="float">
            <text:p>0.96842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97924" calcext:value-type="float">
            <text:p>0.97924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7864" calcext:value-type="float">
            <text:p>0.97864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76" calcext:value-type="float">
            <text:p>0.96876</text:p>
          </table:table-cell>
          <table:table-cell office:value-type="float" office:value="0.97734" calcext:value-type="float">
            <text:p>0.9773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7888" calcext:value-type="float">
            <text:p>0.97888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7918" calcext:value-type="float">
            <text:p>0.97918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78" calcext:value-type="float">
            <text:p>0.96878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46" calcext:value-type="float">
            <text:p>0.96846</text:p>
          </table:table-cell>
          <table:table-cell office:value-type="float" office:value="0.97724" calcext:value-type="float">
            <text:p>0.977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7968" calcext:value-type="float">
            <text:p>0.97968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7948" calcext:value-type="float">
            <text:p>0.97948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8138" calcext:value-type="float">
            <text:p>0.98138</text:p>
          </table:table-cell>
          <table:table-cell office:value-type="float" office:value="0.96912" calcext:value-type="float">
            <text:p>0.96912</text:p>
          </table:table-cell>
          <table:table-cell office:value-type="float" office:value="0.97726" calcext:value-type="float">
            <text:p>0.977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7948" calcext:value-type="float">
            <text:p>0.97948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66" calcext:value-type="float">
            <text:p>0.96866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7958" calcext:value-type="float">
            <text:p>0.97958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7982" calcext:value-type="float">
            <text:p>0.97982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46" calcext:value-type="float">
            <text:p>0.96846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786" calcext:value-type="float">
            <text:p>0.96786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8" calcext:value-type="float">
            <text:p>0.98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7978" calcext:value-type="float">
            <text:p>0.97978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7962" calcext:value-type="float">
            <text:p>0.97962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912" calcext:value-type="float">
            <text:p>0.96912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7954" calcext:value-type="float">
            <text:p>0.97954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97688" calcext:value-type="float">
            <text:p>0.976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7948" calcext:value-type="float">
            <text:p>0.97948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32" calcext:value-type="float">
            <text:p>0.96832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8044" calcext:value-type="float">
            <text:p>0.98044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856" calcext:value-type="float">
            <text:p>0.9685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7994" calcext:value-type="float">
            <text:p>0.97994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6946" calcext:value-type="float">
            <text:p>0.96946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7972" calcext:value-type="float">
            <text:p>0.97972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6956" calcext:value-type="float">
            <text:p>0.96956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8004" calcext:value-type="float">
            <text:p>0.9800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8016" calcext:value-type="float">
            <text:p>0.98016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8028" calcext:value-type="float">
            <text:p>0.98028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56" calcext:value-type="float">
            <text:p>0.96856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8052" calcext:value-type="float">
            <text:p>0.9805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22" calcext:value-type="float">
            <text:p>0.96822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8042" calcext:value-type="float">
            <text:p>0.98042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8056" calcext:value-type="float">
            <text:p>0.98056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56" calcext:value-type="float">
            <text:p>0.9685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44" calcext:value-type="float">
            <text:p>0.96844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8056" calcext:value-type="float">
            <text:p>0.98056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46" calcext:value-type="float">
            <text:p>0.96846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8064" calcext:value-type="float">
            <text:p>0.98064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8032" calcext:value-type="float">
            <text:p>0.98032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916" calcext:value-type="float">
            <text:p>0.96916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8078" calcext:value-type="float">
            <text:p>0.98078</text:p>
          </table:table-cell>
          <table:table-cell office:value-type="float" office:value="0.98118" calcext:value-type="float">
            <text:p>0.98118</text:p>
          </table:table-cell>
          <table:table-cell office:value-type="float" office:value="0.96808" calcext:value-type="float">
            <text:p>0.96808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8064" calcext:value-type="float">
            <text:p>0.98064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72" calcext:value-type="float">
            <text:p>0.96872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118" calcext:value-type="float">
            <text:p>0.98118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8074" calcext:value-type="float">
            <text:p>0.9807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796" calcext:value-type="float">
            <text:p>0.96796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8066" calcext:value-type="float">
            <text:p>0.98066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42" calcext:value-type="float">
            <text:p>0.96842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974" calcext:value-type="float">
            <text:p>0.96974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8078" calcext:value-type="float">
            <text:p>0.98078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82" calcext:value-type="float">
            <text:p>0.96882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8074" calcext:value-type="float">
            <text:p>0.98074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86" calcext:value-type="float">
            <text:p>0.96886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34" calcext:value-type="float">
            <text:p>0.96834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86" calcext:value-type="float">
            <text:p>0.96886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8094" calcext:value-type="float">
            <text:p>0.98094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8096" calcext:value-type="float">
            <text:p>0.98096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56" calcext:value-type="float">
            <text:p>0.96856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32" calcext:value-type="float">
            <text:p>0.96832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8176" calcext:value-type="float">
            <text:p>0.98176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6854" calcext:value-type="float">
            <text:p>0.96854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8158" calcext:value-type="float">
            <text:p>0.98158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8108" calcext:value-type="float">
            <text:p>0.98108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52" calcext:value-type="float">
            <text:p>0.96852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882" calcext:value-type="float">
            <text:p>0.96882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8088" calcext:value-type="float">
            <text:p>0.98088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878" calcext:value-type="float">
            <text:p>0.96878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716" calcext:value-type="float">
            <text:p>0.977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8162" calcext:value-type="float">
            <text:p>0.98162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776" calcext:value-type="float">
            <text:p>0.96776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8162" calcext:value-type="float">
            <text:p>0.98162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912" calcext:value-type="float">
            <text:p>0.96912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8144" calcext:value-type="float">
            <text:p>0.98144</text:p>
          </table:table-cell>
          <table:table-cell office:value-type="float" office:value="0.98118" calcext:value-type="float">
            <text:p>0.98118</text:p>
          </table:table-cell>
          <table:table-cell office:value-type="float" office:value="0.96922" calcext:value-type="float">
            <text:p>0.96922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956" calcext:value-type="float">
            <text:p>0.96956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8168" calcext:value-type="float">
            <text:p>0.98168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74" calcext:value-type="float">
            <text:p>0.96874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118" calcext:value-type="float">
            <text:p>0.98118</text:p>
          </table:table-cell>
          <table:table-cell office:value-type="float" office:value="0.96776" calcext:value-type="float">
            <text:p>0.96776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794" calcext:value-type="float">
            <text:p>0.96794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8172" calcext:value-type="float">
            <text:p>0.98172</text:p>
          </table:table-cell>
          <table:table-cell office:value-type="float" office:value="0.98118" calcext:value-type="float">
            <text:p>0.98118</text:p>
          </table:table-cell>
          <table:table-cell office:value-type="float" office:value="0.96812" calcext:value-type="float">
            <text:p>0.96812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8168" calcext:value-type="float">
            <text:p>0.98168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8198" calcext:value-type="float">
            <text:p>0.98198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804" calcext:value-type="float">
            <text:p>0.96804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8182" calcext:value-type="float">
            <text:p>0.98182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38" calcext:value-type="float">
            <text:p>0.96838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8248" calcext:value-type="float">
            <text:p>0.98248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886" calcext:value-type="float">
            <text:p>0.96886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0.97722" calcext:value-type="float">
            <text:p>0.977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8188" calcext:value-type="float">
            <text:p>0.98188</text:p>
          </table:table-cell>
          <table:table-cell office:value-type="float" office:value="0.98126" calcext:value-type="float">
            <text:p>0.98126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8108" calcext:value-type="float">
            <text:p>0.98108</text:p>
          </table:table-cell>
          <table:table-cell office:value-type="float" office:value="0.96814" calcext:value-type="float">
            <text:p>0.96814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8202" calcext:value-type="float">
            <text:p>0.98202</text:p>
          </table:table-cell>
          <table:table-cell office:value-type="float" office:value="0.98104" calcext:value-type="float">
            <text:p>0.98104</text:p>
          </table:table-cell>
          <table:table-cell office:value-type="float" office:value="0.96868" calcext:value-type="float">
            <text:p>0.96868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8198" calcext:value-type="float">
            <text:p>0.98198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826" calcext:value-type="float">
            <text:p>0.9682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8236" calcext:value-type="float">
            <text:p>0.98236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6846" calcext:value-type="float">
            <text:p>0.9684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8194" calcext:value-type="float">
            <text:p>0.98194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72" calcext:value-type="float">
            <text:p>0.9672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8202" calcext:value-type="float">
            <text:p>0.98202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878" calcext:value-type="float">
            <text:p>0.96878</text:p>
          </table:table-cell>
          <table:table-cell office:value-type="float" office:value="0.97714" calcext:value-type="float">
            <text:p>0.977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34" calcext:value-type="float">
            <text:p>0.96834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8228" calcext:value-type="float">
            <text:p>0.98228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8224" calcext:value-type="float">
            <text:p>0.98224</text:p>
          </table:table-cell>
          <table:table-cell office:value-type="float" office:value="0.98118" calcext:value-type="float">
            <text:p>0.9811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692" calcext:value-type="float">
            <text:p>0.9769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8176" calcext:value-type="float">
            <text:p>0.98176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97704" calcext:value-type="float">
            <text:p>0.977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8198" calcext:value-type="float">
            <text:p>0.98198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34" calcext:value-type="float">
            <text:p>0.96834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7" calcext:value-type="float">
            <text:p>0.9687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8198" calcext:value-type="float">
            <text:p>0.98198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834" calcext:value-type="float">
            <text:p>0.96834</text:p>
          </table:table-cell>
          <table:table-cell office:value-type="float" office:value="0.97712" calcext:value-type="float">
            <text:p>0.977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8228" calcext:value-type="float">
            <text:p>0.98228</text:p>
          </table:table-cell>
          <table:table-cell office:value-type="float" office:value="0.98108" calcext:value-type="float">
            <text:p>0.98108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58" calcext:value-type="float">
            <text:p>0.96858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66" calcext:value-type="float">
            <text:p>0.9686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8258" calcext:value-type="float">
            <text:p>0.98258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922" calcext:value-type="float">
            <text:p>0.96922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8238" calcext:value-type="float">
            <text:p>0.98238</text:p>
          </table:table-cell>
          <table:table-cell office:value-type="float" office:value="0.98128" calcext:value-type="float">
            <text:p>0.98128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8276" calcext:value-type="float">
            <text:p>0.98276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97698" calcext:value-type="float">
            <text:p>0.976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98118" calcext:value-type="float">
            <text:p>0.98118</text:p>
          </table:table-cell>
          <table:table-cell office:value-type="float" office:value="0.96762" calcext:value-type="float">
            <text:p>0.96762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8274" calcext:value-type="float">
            <text:p>0.9827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124" calcext:value-type="float">
            <text:p>0.98124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06" calcext:value-type="float">
            <text:p>0.96806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8264" calcext:value-type="float">
            <text:p>0.98264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882" calcext:value-type="float">
            <text:p>0.96882</text:p>
          </table:table-cell>
          <table:table-cell office:value-type="float" office:value="0.97718" calcext:value-type="float">
            <text:p>0.977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8282" calcext:value-type="float">
            <text:p>0.98282</text:p>
          </table:table-cell>
          <table:table-cell office:value-type="float" office:value="0.98116" calcext:value-type="float">
            <text:p>0.98116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7706" calcext:value-type="float">
            <text:p>0.977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8238" calcext:value-type="float">
            <text:p>0.98238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6902" calcext:value-type="float">
            <text:p>0.96902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8248" calcext:value-type="float">
            <text:p>0.98248</text:p>
          </table:table-cell>
          <table:table-cell office:value-type="float" office:value="0.98122" calcext:value-type="float">
            <text:p>0.98122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708" calcext:value-type="float">
            <text:p>0.977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8268" calcext:value-type="float">
            <text:p>0.98268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96824" calcext:value-type="float">
            <text:p>0.96824</text:p>
          </table:table-cell>
          <table:table-cell office:value-type="float" office:value="0.97702" calcext:value-type="float">
            <text:p>0.9770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8266" calcext:value-type="float">
            <text:p>0.98266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6872" calcext:value-type="float">
            <text:p>0.96872</text:p>
          </table:table-cell>
          <table:table-cell office:value-type="float" office:value="0.97694" calcext:value-type="float">
            <text:p>0.976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7-05-09T19:47:17.305094435</meta:creation-date>
    <dc:date>2017-05-09T19:49:23.331752996</dc:date>
    <dc:creator>Dave </dc:creator>
    <meta:editing-duration>PT1M45S</meta:editing-duration>
    <meta:editing-cycles>2</meta:editing-cycles>
    <meta:generator>LibreOffice/4.2.8.2$Linux_X86_64 LibreOffice_project/420m0$Build-2</meta:generator>
    <meta:document-statistic meta:table-count="1" meta:cell-count="2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57cm" svg:y="3.454cm" style:legend-expansion="high" chart:style-name="ch2"/>
        <chart:plot-area chart:style-name="ch3" table:cell-range-address="Sheet1.A2:Sheet1.E401 Sheet1.B1:Sheet1.E1" chart:data-source-has-labels="row" svg:x="0.32cm" svg:y="0.18cm" svg:width="12.217cm" svg:height="8.64cm">
          <chartooo:coordinate-region svg:x="1.232cm" svg:y="0.379cm" svg:width="11.0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scatter">
            <chart:domain table:cell-range-address="Sheet1.A2:Sheet1.A401"/>
            <chart:data-point chart:repeated="400"/>
          </chart:series>
          <chart:series chart:style-name="ch7" chart:values-cell-range-address="Sheet1.C2:Sheet1.C401" chart:label-cell-address="Sheet1.C1:Sheet1.C1" chart:class="chart:scatter">
            <chart:data-point chart:repeated="400"/>
          </chart:series>
          <chart:series chart:style-name="ch8" chart:values-cell-range-address="Sheet1.D2:Sheet1.D401" chart:label-cell-address="Sheet1.D1:Sheet1.D1" chart:class="chart:scatter">
            <chart:data-point chart:repeated="400"/>
          </chart:series>
          <chart:series chart:style-name="ch9" chart:values-cell-range-address="Sheet1.E2:Sheet1.E401" chart:label-cell-address="Sheet1.E1:Sheet1.E1" chart:class="chart:scatter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Sheet1.B1:Sheet1.B1</svg:desc>
                </draw:g>
              </table:table-cell>
              <table:table-cell office:value-type="string">
                <text:p>Exponential</text:p>
                <draw:g>
                  <svg:desc>Sheet1.C1:Sheet1.C1</svg:desc>
                </draw:g>
              </table:table-cell>
              <table:table-cell office:value-type="string">
                <text:p>Maximum</text:p>
                <draw:g>
                  <svg:desc>Sheet1.D1:Sheet1.D1</svg:desc>
                </draw:g>
              </table:table-cell>
              <table:table-cell office:value-type="string">
                <text:p>Minimu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01</svg:desc>
                </draw:g>
              </table:table-cell>
              <table:table-cell office:value-type="float" office:value="0.91984">
                <text:p>0.91984</text:p>
                <draw:g>
                  <svg:desc>Sheet1.B2:Sheet1.B401</svg:desc>
                </draw:g>
              </table:table-cell>
              <table:table-cell office:value-type="float" office:value="0.91878">
                <text:p>0.91878</text:p>
                <draw:g>
                  <svg:desc>Sheet1.C2:Sheet1.C401</svg:desc>
                </draw:g>
              </table:table-cell>
              <table:table-cell office:value-type="float" office:value="0.91858">
                <text:p>0.91858</text:p>
                <draw:g>
                  <svg:desc>Sheet1.D2:Sheet1.D401</svg:desc>
                </draw:g>
              </table:table-cell>
              <table:table-cell office:value-type="float" office:value="0.92226">
                <text:p>0.92226</text:p>
                <draw:g>
                  <svg:desc>Sheet1.E2:Sheet1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184">
                <text:p>0.93184</text:p>
              </table:table-cell>
              <table:table-cell office:value-type="float" office:value="0.93416">
                <text:p>0.93416</text:p>
              </table:table-cell>
              <table:table-cell office:value-type="float" office:value="0.93266">
                <text:p>0.93266</text:p>
              </table:table-cell>
              <table:table-cell office:value-type="float" office:value="0.93796">
                <text:p>0.93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3924">
                <text:p>0.93924</text:p>
              </table:table-cell>
              <table:table-cell office:value-type="float" office:value="0.94138">
                <text:p>0.94138</text:p>
              </table:table-cell>
              <table:table-cell office:value-type="float" office:value="0.94116">
                <text:p>0.94116</text:p>
              </table:table-cell>
              <table:table-cell office:value-type="float" office:value="0.94662">
                <text:p>0.94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4446">
                <text:p>0.94446</text:p>
              </table:table-cell>
              <table:table-cell office:value-type="float" office:value="0.94782">
                <text:p>0.94782</text:p>
              </table:table-cell>
              <table:table-cell office:value-type="float" office:value="0.94666">
                <text:p>0.94666</text:p>
              </table:table-cell>
              <table:table-cell office:value-type="float" office:value="0.95362">
                <text:p>0.9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4966">
                <text:p>0.94966</text:p>
              </table:table-cell>
              <table:table-cell office:value-type="float" office:value="0.9513">
                <text:p>0.9513</text:p>
              </table:table-cell>
              <table:table-cell office:value-type="float" office:value="0.95086">
                <text:p>0.95086</text:p>
              </table:table-cell>
              <table:table-cell office:value-type="float" office:value="0.95806">
                <text:p>0.95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248">
                <text:p>0.95248</text:p>
              </table:table-cell>
              <table:table-cell office:value-type="float" office:value="0.9545">
                <text:p>0.9545</text:p>
              </table:table-cell>
              <table:table-cell office:value-type="float" office:value="0.95362">
                <text:p>0.95362</text:p>
              </table:table-cell>
              <table:table-cell office:value-type="float" office:value="0.9615">
                <text:p>0.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5482">
                <text:p>0.95482</text:p>
              </table:table-cell>
              <table:table-cell office:value-type="float" office:value="0.95746">
                <text:p>0.95746</text:p>
              </table:table-cell>
              <table:table-cell office:value-type="float" office:value="0.95482">
                <text:p>0.95482</text:p>
              </table:table-cell>
              <table:table-cell office:value-type="float" office:value="0.96346">
                <text:p>0.96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578">
                <text:p>0.9578</text:p>
              </table:table-cell>
              <table:table-cell office:value-type="float" office:value="0.96016">
                <text:p>0.96016</text:p>
              </table:table-cell>
              <table:table-cell office:value-type="float" office:value="0.95612">
                <text:p>0.95612</text:p>
              </table:table-cell>
              <table:table-cell office:value-type="float" office:value="0.96628">
                <text:p>0.96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828">
                <text:p>0.95828</text:p>
              </table:table-cell>
              <table:table-cell office:value-type="float" office:value="0.96106">
                <text:p>0.96106</text:p>
              </table:table-cell>
              <table:table-cell office:value-type="float" office:value="0.95812">
                <text:p>0.95812</text:p>
              </table:table-cell>
              <table:table-cell office:value-type="float" office:value="0.96788">
                <text:p>0.96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5812">
                <text:p>0.95812</text:p>
              </table:table-cell>
              <table:table-cell office:value-type="float" office:value="0.9625">
                <text:p>0.9625</text:p>
              </table:table-cell>
              <table:table-cell office:value-type="float" office:value="0.95988">
                <text:p>0.95988</text:p>
              </table:table-cell>
              <table:table-cell office:value-type="float" office:value="0.9684">
                <text:p>0.9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952">
                <text:p>0.95952</text:p>
              </table:table-cell>
              <table:table-cell office:value-type="float" office:value="0.9638">
                <text:p>0.9638</text:p>
              </table:table-cell>
              <table:table-cell office:value-type="float" office:value="0.95998">
                <text:p>0.95998</text:p>
              </table:table-cell>
              <table:table-cell office:value-type="float" office:value="0.96962">
                <text:p>0.96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09">
                <text:p>0.9609</text:p>
              </table:table-cell>
              <table:table-cell office:value-type="float" office:value="0.96542">
                <text:p>0.96542</text:p>
              </table:table-cell>
              <table:table-cell office:value-type="float" office:value="0.9604">
                <text:p>0.9604</text:p>
              </table:table-cell>
              <table:table-cell office:value-type="float" office:value="0.97008">
                <text:p>0.97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248">
                <text:p>0.96248</text:p>
              </table:table-cell>
              <table:table-cell office:value-type="float" office:value="0.9663">
                <text:p>0.9663</text:p>
              </table:table-cell>
              <table:table-cell office:value-type="float" office:value="0.96154">
                <text:p>0.96154</text:p>
              </table:table-cell>
              <table:table-cell office:value-type="float" office:value="0.97142">
                <text:p>0.9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6316">
                <text:p>0.96316</text:p>
              </table:table-cell>
              <table:table-cell office:value-type="float" office:value="0.96624">
                <text:p>0.96624</text:p>
              </table:table-cell>
              <table:table-cell office:value-type="float" office:value="0.96206">
                <text:p>0.96206</text:p>
              </table:table-cell>
              <table:table-cell office:value-type="float" office:value="0.97174">
                <text:p>0.97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222">
                <text:p>0.96222</text:p>
              </table:table-cell>
              <table:table-cell office:value-type="float" office:value="0.96748">
                <text:p>0.96748</text:p>
              </table:table-cell>
              <table:table-cell office:value-type="float" office:value="0.96272">
                <text:p>0.96272</text:p>
              </table:table-cell>
              <table:table-cell office:value-type="float" office:value="0.97172">
                <text:p>0.97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124">
                <text:p>0.96124</text:p>
              </table:table-cell>
              <table:table-cell office:value-type="float" office:value="0.96878">
                <text:p>0.96878</text:p>
              </table:table-cell>
              <table:table-cell office:value-type="float" office:value="0.96342">
                <text:p>0.96342</text:p>
              </table:table-cell>
              <table:table-cell office:value-type="float" office:value="0.97272">
                <text:p>0.9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6412">
                <text:p>0.96412</text:p>
              </table:table-cell>
              <table:table-cell office:value-type="float" office:value="0.9697">
                <text:p>0.9697</text:p>
              </table:table-cell>
              <table:table-cell office:value-type="float" office:value="0.96254">
                <text:p>0.96254</text:p>
              </table:table-cell>
              <table:table-cell office:value-type="float" office:value="0.9735">
                <text:p>0.9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6362">
                <text:p>0.96362</text:p>
              </table:table-cell>
              <table:table-cell office:value-type="float" office:value="0.96944">
                <text:p>0.96944</text:p>
              </table:table-cell>
              <table:table-cell office:value-type="float" office:value="0.96298">
                <text:p>0.96298</text:p>
              </table:table-cell>
              <table:table-cell office:value-type="float" office:value="0.97338">
                <text:p>0.97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6424">
                <text:p>0.96424</text:p>
              </table:table-cell>
              <table:table-cell office:value-type="float" office:value="0.96964">
                <text:p>0.96964</text:p>
              </table:table-cell>
              <table:table-cell office:value-type="float" office:value="0.96318">
                <text:p>0.96318</text:p>
              </table:table-cell>
              <table:table-cell office:value-type="float" office:value="0.9741">
                <text:p>0.9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6578">
                <text:p>0.96578</text:p>
              </table:table-cell>
              <table:table-cell office:value-type="float" office:value="0.97076">
                <text:p>0.97076</text:p>
              </table:table-cell>
              <table:table-cell office:value-type="float" office:value="0.96476">
                <text:p>0.96476</text:p>
              </table:table-cell>
              <table:table-cell office:value-type="float" office:value="0.97472">
                <text:p>0.97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6442">
                <text:p>0.96442</text:p>
              </table:table-cell>
              <table:table-cell office:value-type="float" office:value="0.97162">
                <text:p>0.97162</text:p>
              </table:table-cell>
              <table:table-cell office:value-type="float" office:value="0.96404">
                <text:p>0.96404</text:p>
              </table:table-cell>
              <table:table-cell office:value-type="float" office:value="0.97464">
                <text:p>0.97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516">
                <text:p>0.96516</text:p>
              </table:table-cell>
              <table:table-cell office:value-type="float" office:value="0.97166">
                <text:p>0.97166</text:p>
              </table:table-cell>
              <table:table-cell office:value-type="float" office:value="0.96514">
                <text:p>0.96514</text:p>
              </table:table-cell>
              <table:table-cell office:value-type="float" office:value="0.97534">
                <text:p>0.97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6644">
                <text:p>0.96644</text:p>
              </table:table-cell>
              <table:table-cell office:value-type="float" office:value="0.97214">
                <text:p>0.97214</text:p>
              </table:table-cell>
              <table:table-cell office:value-type="float" office:value="0.96472">
                <text:p>0.96472</text:p>
              </table:table-cell>
              <table:table-cell office:value-type="float" office:value="0.97516">
                <text:p>0.97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512">
                <text:p>0.96512</text:p>
              </table:table-cell>
              <table:table-cell office:value-type="float" office:value="0.97284">
                <text:p>0.97284</text:p>
              </table:table-cell>
              <table:table-cell office:value-type="float" office:value="0.96494">
                <text:p>0.96494</text:p>
              </table:table-cell>
              <table:table-cell office:value-type="float" office:value="0.97516">
                <text:p>0.97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558">
                <text:p>0.96558</text:p>
              </table:table-cell>
              <table:table-cell office:value-type="float" office:value="0.97292">
                <text:p>0.97292</text:p>
              </table:table-cell>
              <table:table-cell office:value-type="float" office:value="0.96408">
                <text:p>0.96408</text:p>
              </table:table-cell>
              <table:table-cell office:value-type="float" office:value="0.97532">
                <text:p>0.97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6478">
                <text:p>0.96478</text:p>
              </table:table-cell>
              <table:table-cell office:value-type="float" office:value="0.97384">
                <text:p>0.97384</text:p>
              </table:table-cell>
              <table:table-cell office:value-type="float" office:value="0.96604">
                <text:p>0.96604</text:p>
              </table:table-cell>
              <table:table-cell office:value-type="float" office:value="0.97552">
                <text:p>0.97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6654">
                <text:p>0.96654</text:p>
              </table:table-cell>
              <table:table-cell office:value-type="float" office:value="0.97396">
                <text:p>0.97396</text:p>
              </table:table-cell>
              <table:table-cell office:value-type="float" office:value="0.9655">
                <text:p>0.9655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672">
                <text:p>0.96672</text:p>
              </table:table-cell>
              <table:table-cell office:value-type="float" office:value="0.97444">
                <text:p>0.97444</text:p>
              </table:table-cell>
              <table:table-cell office:value-type="float" office:value="0.9661">
                <text:p>0.9661</text:p>
              </table:table-cell>
              <table:table-cell office:value-type="float" office:value="0.9761">
                <text:p>0.9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62">
                <text:p>0.9662</text:p>
              </table:table-cell>
              <table:table-cell office:value-type="float" office:value="0.97502">
                <text:p>0.97502</text:p>
              </table:table-cell>
              <table:table-cell office:value-type="float" office:value="0.96458">
                <text:p>0.96458</text:p>
              </table:table-cell>
              <table:table-cell office:value-type="float" office:value="0.97634">
                <text:p>0.97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6672">
                <text:p>0.96672</text:p>
              </table:table-cell>
              <table:table-cell office:value-type="float" office:value="0.97526">
                <text:p>0.97526</text:p>
              </table:table-cell>
              <table:table-cell office:value-type="float" office:value="0.96614">
                <text:p>0.96614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6542">
                <text:p>0.96542</text:p>
              </table:table-cell>
              <table:table-cell office:value-type="float" office:value="0.97532">
                <text:p>0.97532</text:p>
              </table:table-cell>
              <table:table-cell office:value-type="float" office:value="0.96564">
                <text:p>0.96564</text:p>
              </table:table-cell>
              <table:table-cell office:value-type="float" office:value="0.97598">
                <text:p>0.975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6734">
                <text:p>0.96734</text:p>
              </table:table-cell>
              <table:table-cell office:value-type="float" office:value="0.97528">
                <text:p>0.97528</text:p>
              </table:table-cell>
              <table:table-cell office:value-type="float" office:value="0.96592">
                <text:p>0.96592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6724">
                <text:p>0.96724</text:p>
              </table:table-cell>
              <table:table-cell office:value-type="float" office:value="0.97584">
                <text:p>0.97584</text:p>
              </table:table-cell>
              <table:table-cell office:value-type="float" office:value="0.96654">
                <text:p>0.96654</text:p>
              </table:table-cell>
              <table:table-cell office:value-type="float" office:value="0.9768">
                <text:p>0.9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674">
                <text:p>0.9674</text:p>
              </table:table-cell>
              <table:table-cell office:value-type="float" office:value="0.97606">
                <text:p>0.97606</text:p>
              </table:table-cell>
              <table:table-cell office:value-type="float" office:value="0.96656">
                <text:p>0.96656</text:p>
              </table:table-cell>
              <table:table-cell office:value-type="float" office:value="0.97646">
                <text:p>0.97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672">
                <text:p>0.96672</text:p>
              </table:table-cell>
              <table:table-cell office:value-type="float" office:value="0.976">
                <text:p>0.976</text:p>
              </table:table-cell>
              <table:table-cell office:value-type="float" office:value="0.96586">
                <text:p>0.96586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6688">
                <text:p>0.96688</text:p>
              </table:table-cell>
              <table:table-cell office:value-type="float" office:value="0.97642">
                <text:p>0.97642</text:p>
              </table:table-cell>
              <table:table-cell office:value-type="float" office:value="0.96678">
                <text:p>0.96678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6582">
                <text:p>0.96582</text:p>
              </table:table-cell>
              <table:table-cell office:value-type="float" office:value="0.97728">
                <text:p>0.97728</text:p>
              </table:table-cell>
              <table:table-cell office:value-type="float" office:value="0.96688">
                <text:p>0.96688</text:p>
              </table:table-cell>
              <table:table-cell office:value-type="float" office:value="0.9769">
                <text:p>0.9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6768">
                <text:p>0.96768</text:p>
              </table:table-cell>
              <table:table-cell office:value-type="float" office:value="0.97778">
                <text:p>0.97778</text:p>
              </table:table-cell>
              <table:table-cell office:value-type="float" office:value="0.96672">
                <text:p>0.96672</text:p>
              </table:table-cell>
              <table:table-cell office:value-type="float" office:value="0.97652">
                <text:p>0.9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678">
                <text:p>0.9678</text:p>
              </table:table-cell>
              <table:table-cell office:value-type="float" office:value="0.97746">
                <text:p>0.97746</text:p>
              </table:table-cell>
              <table:table-cell office:value-type="float" office:value="0.96674">
                <text:p>0.96674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762">
                <text:p>0.96762</text:p>
              </table:table-cell>
              <table:table-cell office:value-type="float" office:value="0.97732">
                <text:p>0.97732</text:p>
              </table:table-cell>
              <table:table-cell office:value-type="float" office:value="0.96668">
                <text:p>0.96668</text:p>
              </table:table-cell>
              <table:table-cell office:value-type="float" office:value="0.97678">
                <text:p>0.976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6752">
                <text:p>0.96752</text:p>
              </table:table-cell>
              <table:table-cell office:value-type="float" office:value="0.97726">
                <text:p>0.97726</text:p>
              </table:table-cell>
              <table:table-cell office:value-type="float" office:value="0.9667">
                <text:p>0.9667</text:p>
              </table:table-cell>
              <table:table-cell office:value-type="float" office:value="0.97664">
                <text:p>0.976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6842">
                <text:p>0.96842</text:p>
              </table:table-cell>
              <table:table-cell office:value-type="float" office:value="0.9783">
                <text:p>0.9783</text:p>
              </table:table-cell>
              <table:table-cell office:value-type="float" office:value="0.96706">
                <text:p>0.96706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6798">
                <text:p>0.96798</text:p>
              </table:table-cell>
              <table:table-cell office:value-type="float" office:value="0.9784">
                <text:p>0.9784</text:p>
              </table:table-cell>
              <table:table-cell office:value-type="float" office:value="0.96704">
                <text:p>0.96704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6836">
                <text:p>0.96836</text:p>
              </table:table-cell>
              <table:table-cell office:value-type="float" office:value="0.97834">
                <text:p>0.97834</text:p>
              </table:table-cell>
              <table:table-cell office:value-type="float" office:value="0.9662">
                <text:p>0.9662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6828">
                <text:p>0.96828</text:p>
              </table:table-cell>
              <table:table-cell office:value-type="float" office:value="0.97834">
                <text:p>0.97834</text:p>
              </table:table-cell>
              <table:table-cell office:value-type="float" office:value="0.96614">
                <text:p>0.96614</text:p>
              </table:table-cell>
              <table:table-cell office:value-type="float" office:value="0.97752">
                <text:p>0.97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686">
                <text:p>0.9686</text:p>
              </table:table-cell>
              <table:table-cell office:value-type="float" office:value="0.97898">
                <text:p>0.97898</text:p>
              </table:table-cell>
              <table:table-cell office:value-type="float" office:value="0.9667">
                <text:p>0.9667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6904">
                <text:p>0.96904</text:p>
              </table:table-cell>
              <table:table-cell office:value-type="float" office:value="0.97866">
                <text:p>0.97866</text:p>
              </table:table-cell>
              <table:table-cell office:value-type="float" office:value="0.96682">
                <text:p>0.96682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684">
                <text:p>0.9684</text:p>
              </table:table-cell>
              <table:table-cell office:value-type="float" office:value="0.97916">
                <text:p>0.97916</text:p>
              </table:table-cell>
              <table:table-cell office:value-type="float" office:value="0.96706">
                <text:p>0.96706</text:p>
              </table:table-cell>
              <table:table-cell office:value-type="float" office:value="0.97678">
                <text:p>0.97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6912">
                <text:p>0.96912</text:p>
              </table:table-cell>
              <table:table-cell office:value-type="float" office:value="0.97906">
                <text:p>0.97906</text:p>
              </table:table-cell>
              <table:table-cell office:value-type="float" office:value="0.96664">
                <text:p>0.96664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896">
                <text:p>0.96896</text:p>
              </table:table-cell>
              <table:table-cell office:value-type="float" office:value="0.97882">
                <text:p>0.97882</text:p>
              </table:table-cell>
              <table:table-cell office:value-type="float" office:value="0.96654">
                <text:p>0.96654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6902">
                <text:p>0.96902</text:p>
              </table:table-cell>
              <table:table-cell office:value-type="float" office:value="0.97934">
                <text:p>0.97934</text:p>
              </table:table-cell>
              <table:table-cell office:value-type="float" office:value="0.96748">
                <text:p>0.96748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6878">
                <text:p>0.96878</text:p>
              </table:table-cell>
              <table:table-cell office:value-type="float" office:value="0.97926">
                <text:p>0.97926</text:p>
              </table:table-cell>
              <table:table-cell office:value-type="float" office:value="0.96678">
                <text:p>0.96678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6874">
                <text:p>0.96874</text:p>
              </table:table-cell>
              <table:table-cell office:value-type="float" office:value="0.97982">
                <text:p>0.97982</text:p>
              </table:table-cell>
              <table:table-cell office:value-type="float" office:value="0.96702">
                <text:p>0.96702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6922">
                <text:p>0.96922</text:p>
              </table:table-cell>
              <table:table-cell office:value-type="float" office:value="0.9795">
                <text:p>0.9795</text:p>
              </table:table-cell>
              <table:table-cell office:value-type="float" office:value="0.966">
                <text:p>0.96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686">
                <text:p>0.9686</text:p>
              </table:table-cell>
              <table:table-cell office:value-type="float" office:value="0.97976">
                <text:p>0.97976</text:p>
              </table:table-cell>
              <table:table-cell office:value-type="float" office:value="0.96788">
                <text:p>0.96788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6948">
                <text:p>0.96948</text:p>
              </table:table-cell>
              <table:table-cell office:value-type="float" office:value="0.98006">
                <text:p>0.98006</text:p>
              </table:table-cell>
              <table:table-cell office:value-type="float" office:value="0.96816">
                <text:p>0.96816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6888">
                <text:p>0.96888</text:p>
              </table:table-cell>
              <table:table-cell office:value-type="float" office:value="0.9799">
                <text:p>0.9799</text:p>
              </table:table-cell>
              <table:table-cell office:value-type="float" office:value="0.9676">
                <text:p>0.9676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6906">
                <text:p>0.96906</text:p>
              </table:table-cell>
              <table:table-cell office:value-type="float" office:value="0.97986">
                <text:p>0.97986</text:p>
              </table:table-cell>
              <table:table-cell office:value-type="float" office:value="0.96768">
                <text:p>0.96768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6864">
                <text:p>0.96864</text:p>
              </table:table-cell>
              <table:table-cell office:value-type="float" office:value="0.98054">
                <text:p>0.98054</text:p>
              </table:table-cell>
              <table:table-cell office:value-type="float" office:value="0.96732">
                <text:p>0.96732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689">
                <text:p>0.9689</text:p>
              </table:table-cell>
              <table:table-cell office:value-type="float" office:value="0.97936">
                <text:p>0.97936</text:p>
              </table:table-cell>
              <table:table-cell office:value-type="float" office:value="0.96802">
                <text:p>0.96802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692">
                <text:p>0.9692</text:p>
              </table:table-cell>
              <table:table-cell office:value-type="float" office:value="0.98014">
                <text:p>0.98014</text:p>
              </table:table-cell>
              <table:table-cell office:value-type="float" office:value="0.96686">
                <text:p>0.96686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6964">
                <text:p>0.96964</text:p>
              </table:table-cell>
              <table:table-cell office:value-type="float" office:value="0.98036">
                <text:p>0.98036</text:p>
              </table:table-cell>
              <table:table-cell office:value-type="float" office:value="0.96772">
                <text:p>0.96772</text:p>
              </table:table-cell>
              <table:table-cell office:value-type="float" office:value="0.9774">
                <text:p>0.9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6822">
                <text:p>0.96822</text:p>
              </table:table-cell>
              <table:table-cell office:value-type="float" office:value="0.98026">
                <text:p>0.98026</text:p>
              </table:table-cell>
              <table:table-cell office:value-type="float" office:value="0.96718">
                <text:p>0.96718</text:p>
              </table:table-cell>
              <table:table-cell office:value-type="float" office:value="0.97746">
                <text:p>0.977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6898">
                <text:p>0.96898</text:p>
              </table:table-cell>
              <table:table-cell office:value-type="float" office:value="0.98044">
                <text:p>0.98044</text:p>
              </table:table-cell>
              <table:table-cell office:value-type="float" office:value="0.967">
                <text:p>0.967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7002">
                <text:p>0.97002</text:p>
              </table:table-cell>
              <table:table-cell office:value-type="float" office:value="0.9804">
                <text:p>0.9804</text:p>
              </table:table-cell>
              <table:table-cell office:value-type="float" office:value="0.96726">
                <text:p>0.96726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703">
                <text:p>0.9703</text:p>
              </table:table-cell>
              <table:table-cell office:value-type="float" office:value="0.97998">
                <text:p>0.97998</text:p>
              </table:table-cell>
              <table:table-cell office:value-type="float" office:value="0.96754">
                <text:p>0.96754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6978">
                <text:p>0.96978</text:p>
              </table:table-cell>
              <table:table-cell office:value-type="float" office:value="0.98024">
                <text:p>0.98024</text:p>
              </table:table-cell>
              <table:table-cell office:value-type="float" office:value="0.968">
                <text:p>0.968</text:p>
              </table:table-cell>
              <table:table-cell office:value-type="float" office:value="0.97766">
                <text:p>0.97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6942">
                <text:p>0.96942</text:p>
              </table:table-cell>
              <table:table-cell office:value-type="float" office:value="0.9805">
                <text:p>0.9805</text:p>
              </table:table-cell>
              <table:table-cell office:value-type="float" office:value="0.96688">
                <text:p>0.96688</text:p>
              </table:table-cell>
              <table:table-cell office:value-type="float" office:value="0.97756">
                <text:p>0.97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6976">
                <text:p>0.96976</text:p>
              </table:table-cell>
              <table:table-cell office:value-type="float" office:value="0.98062">
                <text:p>0.98062</text:p>
              </table:table-cell>
              <table:table-cell office:value-type="float" office:value="0.9669">
                <text:p>0.9669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7022">
                <text:p>0.97022</text:p>
              </table:table-cell>
              <table:table-cell office:value-type="float" office:value="0.98068">
                <text:p>0.98068</text:p>
              </table:table-cell>
              <table:table-cell office:value-type="float" office:value="0.96782">
                <text:p>0.96782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6998">
                <text:p>0.96998</text:p>
              </table:table-cell>
              <table:table-cell office:value-type="float" office:value="0.98068">
                <text:p>0.98068</text:p>
              </table:table-cell>
              <table:table-cell office:value-type="float" office:value="0.96712">
                <text:p>0.96712</text:p>
              </table:table-cell>
              <table:table-cell office:value-type="float" office:value="0.97746">
                <text:p>0.97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695">
                <text:p>0.9695</text:p>
              </table:table-cell>
              <table:table-cell office:value-type="float" office:value="0.98104">
                <text:p>0.98104</text:p>
              </table:table-cell>
              <table:table-cell office:value-type="float" office:value="0.96732">
                <text:p>0.96732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6992">
                <text:p>0.96992</text:p>
              </table:table-cell>
              <table:table-cell office:value-type="float" office:value="0.98094">
                <text:p>0.98094</text:p>
              </table:table-cell>
              <table:table-cell office:value-type="float" office:value="0.96692">
                <text:p>0.96692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7004">
                <text:p>0.97004</text:p>
              </table:table-cell>
              <table:table-cell office:value-type="float" office:value="0.98102">
                <text:p>0.98102</text:p>
              </table:table-cell>
              <table:table-cell office:value-type="float" office:value="0.96806">
                <text:p>0.96806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699">
                <text:p>0.9699</text:p>
              </table:table-cell>
              <table:table-cell office:value-type="float" office:value="0.98106">
                <text:p>0.98106</text:p>
              </table:table-cell>
              <table:table-cell office:value-type="float" office:value="0.96764">
                <text:p>0.96764</text:p>
              </table:table-cell>
              <table:table-cell office:value-type="float" office:value="0.97742">
                <text:p>0.97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6974">
                <text:p>0.96974</text:p>
              </table:table-cell>
              <table:table-cell office:value-type="float" office:value="0.98114">
                <text:p>0.98114</text:p>
              </table:table-cell>
              <table:table-cell office:value-type="float" office:value="0.96786">
                <text:p>0.96786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7002">
                <text:p>0.97002</text:p>
              </table:table-cell>
              <table:table-cell office:value-type="float" office:value="0.98138">
                <text:p>0.98138</text:p>
              </table:table-cell>
              <table:table-cell office:value-type="float" office:value="0.96754">
                <text:p>0.96754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699">
                <text:p>0.9699</text:p>
              </table:table-cell>
              <table:table-cell office:value-type="float" office:value="0.981">
                <text:p>0.981</text:p>
              </table:table-cell>
              <table:table-cell office:value-type="float" office:value="0.96764">
                <text:p>0.96764</text:p>
              </table:table-cell>
              <table:table-cell office:value-type="float" office:value="0.97748">
                <text:p>0.97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702">
                <text:p>0.9702</text:p>
              </table:table-cell>
              <table:table-cell office:value-type="float" office:value="0.98122">
                <text:p>0.98122</text:p>
              </table:table-cell>
              <table:table-cell office:value-type="float" office:value="0.96708">
                <text:p>0.96708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7058">
                <text:p>0.97058</text:p>
              </table:table-cell>
              <table:table-cell office:value-type="float" office:value="0.98094">
                <text:p>0.98094</text:p>
              </table:table-cell>
              <table:table-cell office:value-type="float" office:value="0.96856">
                <text:p>0.96856</text:p>
              </table:table-cell>
              <table:table-cell office:value-type="float" office:value="0.97758">
                <text:p>0.977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711">
                <text:p>0.9711</text:p>
              </table:table-cell>
              <table:table-cell office:value-type="float" office:value="0.9816">
                <text:p>0.9816</text:p>
              </table:table-cell>
              <table:table-cell office:value-type="float" office:value="0.9675">
                <text:p>0.9675</text:p>
              </table:table-cell>
              <table:table-cell office:value-type="float" office:value="0.97748">
                <text:p>0.97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7014">
                <text:p>0.97014</text:p>
              </table:table-cell>
              <table:table-cell office:value-type="float" office:value="0.98122">
                <text:p>0.98122</text:p>
              </table:table-cell>
              <table:table-cell office:value-type="float" office:value="0.96824">
                <text:p>0.96824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701">
                <text:p>0.9701</text:p>
              </table:table-cell>
              <table:table-cell office:value-type="float" office:value="0.9813">
                <text:p>0.9813</text:p>
              </table:table-cell>
              <table:table-cell office:value-type="float" office:value="0.96748">
                <text:p>0.96748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703">
                <text:p>0.9703</text:p>
              </table:table-cell>
              <table:table-cell office:value-type="float" office:value="0.98152">
                <text:p>0.98152</text:p>
              </table:table-cell>
              <table:table-cell office:value-type="float" office:value="0.96742">
                <text:p>0.96742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7072">
                <text:p>0.97072</text:p>
              </table:table-cell>
              <table:table-cell office:value-type="float" office:value="0.98114">
                <text:p>0.98114</text:p>
              </table:table-cell>
              <table:table-cell office:value-type="float" office:value="0.96736">
                <text:p>0.96736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7014">
                <text:p>0.97014</text:p>
              </table:table-cell>
              <table:table-cell office:value-type="float" office:value="0.9809">
                <text:p>0.9809</text:p>
              </table:table-cell>
              <table:table-cell office:value-type="float" office:value="0.96728">
                <text:p>0.96728</text:p>
              </table:table-cell>
              <table:table-cell office:value-type="float" office:value="0.97756">
                <text:p>0.97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7056">
                <text:p>0.97056</text:p>
              </table:table-cell>
              <table:table-cell office:value-type="float" office:value="0.98104">
                <text:p>0.98104</text:p>
              </table:table-cell>
              <table:table-cell office:value-type="float" office:value="0.9675">
                <text:p>0.9675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7026">
                <text:p>0.97026</text:p>
              </table:table-cell>
              <table:table-cell office:value-type="float" office:value="0.98112">
                <text:p>0.98112</text:p>
              </table:table-cell>
              <table:table-cell office:value-type="float" office:value="0.9673">
                <text:p>0.9673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7098">
                <text:p>0.97098</text:p>
              </table:table-cell>
              <table:table-cell office:value-type="float" office:value="0.98148">
                <text:p>0.98148</text:p>
              </table:table-cell>
              <table:table-cell office:value-type="float" office:value="0.96752">
                <text:p>0.96752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709">
                <text:p>0.9709</text:p>
              </table:table-cell>
              <table:table-cell office:value-type="float" office:value="0.98132">
                <text:p>0.98132</text:p>
              </table:table-cell>
              <table:table-cell office:value-type="float" office:value="0.9674">
                <text:p>0.9674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7098">
                <text:p>0.97098</text:p>
              </table:table-cell>
              <table:table-cell office:value-type="float" office:value="0.98126">
                <text:p>0.98126</text:p>
              </table:table-cell>
              <table:table-cell office:value-type="float" office:value="0.96772">
                <text:p>0.96772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7104">
                <text:p>0.97104</text:p>
              </table:table-cell>
              <table:table-cell office:value-type="float" office:value="0.98148">
                <text:p>0.98148</text:p>
              </table:table-cell>
              <table:table-cell office:value-type="float" office:value="0.96718">
                <text:p>0.96718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708">
                <text:p>0.9708</text:p>
              </table:table-cell>
              <table:table-cell office:value-type="float" office:value="0.981">
                <text:p>0.981</text:p>
              </table:table-cell>
              <table:table-cell office:value-type="float" office:value="0.96772">
                <text:p>0.96772</text:p>
              </table:table-cell>
              <table:table-cell office:value-type="float" office:value="0.97744">
                <text:p>0.97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703">
                <text:p>0.9703</text:p>
              </table:table-cell>
              <table:table-cell office:value-type="float" office:value="0.98112">
                <text:p>0.98112</text:p>
              </table:table-cell>
              <table:table-cell office:value-type="float" office:value="0.9677">
                <text:p>0.9677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7046">
                <text:p>0.97046</text:p>
              </table:table-cell>
              <table:table-cell office:value-type="float" office:value="0.98148">
                <text:p>0.98148</text:p>
              </table:table-cell>
              <table:table-cell office:value-type="float" office:value="0.9674">
                <text:p>0.9674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7026">
                <text:p>0.97026</text:p>
              </table:table-cell>
              <table:table-cell office:value-type="float" office:value="0.9816">
                <text:p>0.9816</text:p>
              </table:table-cell>
              <table:table-cell office:value-type="float" office:value="0.96686">
                <text:p>0.96686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706">
                <text:p>0.9706</text:p>
              </table:table-cell>
              <table:table-cell office:value-type="float" office:value="0.9815">
                <text:p>0.9815</text:p>
              </table:table-cell>
              <table:table-cell office:value-type="float" office:value="0.96804">
                <text:p>0.96804</text:p>
              </table:table-cell>
              <table:table-cell office:value-type="float" office:value="0.97738">
                <text:p>0.97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7066">
                <text:p>0.97066</text:p>
              </table:table-cell>
              <table:table-cell office:value-type="float" office:value="0.9813">
                <text:p>0.9813</text:p>
              </table:table-cell>
              <table:table-cell office:value-type="float" office:value="0.96744">
                <text:p>0.96744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7162">
                <text:p>0.97162</text:p>
              </table:table-cell>
              <table:table-cell office:value-type="float" office:value="0.98134">
                <text:p>0.98134</text:p>
              </table:table-cell>
              <table:table-cell office:value-type="float" office:value="0.96704">
                <text:p>0.96704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7134">
                <text:p>0.97134</text:p>
              </table:table-cell>
              <table:table-cell office:value-type="float" office:value="0.9816">
                <text:p>0.9816</text:p>
              </table:table-cell>
              <table:table-cell office:value-type="float" office:value="0.96776">
                <text:p>0.96776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97062">
                <text:p>0.97062</text:p>
              </table:table-cell>
              <table:table-cell office:value-type="float" office:value="0.98142">
                <text:p>0.98142</text:p>
              </table:table-cell>
              <table:table-cell office:value-type="float" office:value="0.96874">
                <text:p>0.96874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7184">
                <text:p>0.97184</text:p>
              </table:table-cell>
              <table:table-cell office:value-type="float" office:value="0.98182">
                <text:p>0.98182</text:p>
              </table:table-cell>
              <table:table-cell office:value-type="float" office:value="0.96784">
                <text:p>0.96784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97158">
                <text:p>0.97158</text:p>
              </table:table-cell>
              <table:table-cell office:value-type="float" office:value="0.98164">
                <text:p>0.98164</text:p>
              </table:table-cell>
              <table:table-cell office:value-type="float" office:value="0.9682">
                <text:p>0.9682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7118">
                <text:p>0.97118</text:p>
              </table:table-cell>
              <table:table-cell office:value-type="float" office:value="0.98156">
                <text:p>0.98156</text:p>
              </table:table-cell>
              <table:table-cell office:value-type="float" office:value="0.96816">
                <text:p>0.96816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97064">
                <text:p>0.97064</text:p>
              </table:table-cell>
              <table:table-cell office:value-type="float" office:value="0.9815">
                <text:p>0.9815</text:p>
              </table:table-cell>
              <table:table-cell office:value-type="float" office:value="0.9684">
                <text:p>0.9684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97136">
                <text:p>0.97136</text:p>
              </table:table-cell>
              <table:table-cell office:value-type="float" office:value="0.98164">
                <text:p>0.98164</text:p>
              </table:table-cell>
              <table:table-cell office:value-type="float" office:value="0.96796">
                <text:p>0.96796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97064">
                <text:p>0.97064</text:p>
              </table:table-cell>
              <table:table-cell office:value-type="float" office:value="0.98156">
                <text:p>0.98156</text:p>
              </table:table-cell>
              <table:table-cell office:value-type="float" office:value="0.96808">
                <text:p>0.96808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97066">
                <text:p>0.97066</text:p>
              </table:table-cell>
              <table:table-cell office:value-type="float" office:value="0.98152">
                <text:p>0.98152</text:p>
              </table:table-cell>
              <table:table-cell office:value-type="float" office:value="0.96844">
                <text:p>0.96844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9714">
                <text:p>0.9714</text:p>
              </table:table-cell>
              <table:table-cell office:value-type="float" office:value="0.98168">
                <text:p>0.98168</text:p>
              </table:table-cell>
              <table:table-cell office:value-type="float" office:value="0.96806">
                <text:p>0.96806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7164">
                <text:p>0.97164</text:p>
              </table:table-cell>
              <table:table-cell office:value-type="float" office:value="0.9814">
                <text:p>0.9814</text:p>
              </table:table-cell>
              <table:table-cell office:value-type="float" office:value="0.96802">
                <text:p>0.96802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97182">
                <text:p>0.97182</text:p>
              </table:table-cell>
              <table:table-cell office:value-type="float" office:value="0.98148">
                <text:p>0.98148</text:p>
              </table:table-cell>
              <table:table-cell office:value-type="float" office:value="0.96776">
                <text:p>0.96776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97192">
                <text:p>0.97192</text:p>
              </table:table-cell>
              <table:table-cell office:value-type="float" office:value="0.9816">
                <text:p>0.9816</text:p>
              </table:table-cell>
              <table:table-cell office:value-type="float" office:value="0.96814">
                <text:p>0.96814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97158">
                <text:p>0.97158</text:p>
              </table:table-cell>
              <table:table-cell office:value-type="float" office:value="0.98156">
                <text:p>0.98156</text:p>
              </table:table-cell>
              <table:table-cell office:value-type="float" office:value="0.96766">
                <text:p>0.96766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718">
                <text:p>0.9718</text:p>
              </table:table-cell>
              <table:table-cell office:value-type="float" office:value="0.98154">
                <text:p>0.98154</text:p>
              </table:table-cell>
              <table:table-cell office:value-type="float" office:value="0.96816">
                <text:p>0.96816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97222">
                <text:p>0.97222</text:p>
              </table:table-cell>
              <table:table-cell office:value-type="float" office:value="0.98164">
                <text:p>0.98164</text:p>
              </table:table-cell>
              <table:table-cell office:value-type="float" office:value="0.9679">
                <text:p>0.9679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7202">
                <text:p>0.97202</text:p>
              </table:table-cell>
              <table:table-cell office:value-type="float" office:value="0.98178">
                <text:p>0.98178</text:p>
              </table:table-cell>
              <table:table-cell office:value-type="float" office:value="0.96788">
                <text:p>0.96788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716">
                <text:p>0.9716</text:p>
              </table:table-cell>
              <table:table-cell office:value-type="float" office:value="0.98174">
                <text:p>0.98174</text:p>
              </table:table-cell>
              <table:table-cell office:value-type="float" office:value="0.96762">
                <text:p>0.96762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7134">
                <text:p>0.97134</text:p>
              </table:table-cell>
              <table:table-cell office:value-type="float" office:value="0.98146">
                <text:p>0.98146</text:p>
              </table:table-cell>
              <table:table-cell office:value-type="float" office:value="0.96834">
                <text:p>0.96834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7112">
                <text:p>0.97112</text:p>
              </table:table-cell>
              <table:table-cell office:value-type="float" office:value="0.98136">
                <text:p>0.98136</text:p>
              </table:table-cell>
              <table:table-cell office:value-type="float" office:value="0.967">
                <text:p>0.967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7194">
                <text:p>0.97194</text:p>
              </table:table-cell>
              <table:table-cell office:value-type="float" office:value="0.98166">
                <text:p>0.98166</text:p>
              </table:table-cell>
              <table:table-cell office:value-type="float" office:value="0.96814">
                <text:p>0.96814</text:p>
              </table:table-cell>
              <table:table-cell office:value-type="float" office:value="0.97742">
                <text:p>0.97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97132">
                <text:p>0.97132</text:p>
              </table:table-cell>
              <table:table-cell office:value-type="float" office:value="0.98168">
                <text:p>0.98168</text:p>
              </table:table-cell>
              <table:table-cell office:value-type="float" office:value="0.9679">
                <text:p>0.9679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7224">
                <text:p>0.97224</text:p>
              </table:table-cell>
              <table:table-cell office:value-type="float" office:value="0.98156">
                <text:p>0.98156</text:p>
              </table:table-cell>
              <table:table-cell office:value-type="float" office:value="0.96806">
                <text:p>0.96806</text:p>
              </table:table-cell>
              <table:table-cell office:value-type="float" office:value="0.9774">
                <text:p>0.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97196">
                <text:p>0.97196</text:p>
              </table:table-cell>
              <table:table-cell office:value-type="float" office:value="0.9814">
                <text:p>0.9814</text:p>
              </table:table-cell>
              <table:table-cell office:value-type="float" office:value="0.96696">
                <text:p>0.96696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97236">
                <text:p>0.97236</text:p>
              </table:table-cell>
              <table:table-cell office:value-type="float" office:value="0.9815">
                <text:p>0.9815</text:p>
              </table:table-cell>
              <table:table-cell office:value-type="float" office:value="0.9677">
                <text:p>0.9677</text:p>
              </table:table-cell>
              <table:table-cell office:value-type="float" office:value="0.97746">
                <text:p>0.97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9722">
                <text:p>0.9722</text:p>
              </table:table-cell>
              <table:table-cell office:value-type="float" office:value="0.98128">
                <text:p>0.98128</text:p>
              </table:table-cell>
              <table:table-cell office:value-type="float" office:value="0.96816">
                <text:p>0.96816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97204">
                <text:p>0.97204</text:p>
              </table:table-cell>
              <table:table-cell office:value-type="float" office:value="0.98176">
                <text:p>0.98176</text:p>
              </table:table-cell>
              <table:table-cell office:value-type="float" office:value="0.96862">
                <text:p>0.96862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9726">
                <text:p>0.9726</text:p>
              </table:table-cell>
              <table:table-cell office:value-type="float" office:value="0.98182">
                <text:p>0.98182</text:p>
              </table:table-cell>
              <table:table-cell office:value-type="float" office:value="0.96746">
                <text:p>0.96746</text:p>
              </table:table-cell>
              <table:table-cell office:value-type="float" office:value="0.9774">
                <text:p>0.97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97202">
                <text:p>0.97202</text:p>
              </table:table-cell>
              <table:table-cell office:value-type="float" office:value="0.98142">
                <text:p>0.98142</text:p>
              </table:table-cell>
              <table:table-cell office:value-type="float" office:value="0.96818">
                <text:p>0.96818</text:p>
              </table:table-cell>
              <table:table-cell office:value-type="float" office:value="0.97742">
                <text:p>0.97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97246">
                <text:p>0.97246</text:p>
              </table:table-cell>
              <table:table-cell office:value-type="float" office:value="0.9816">
                <text:p>0.9816</text:p>
              </table:table-cell>
              <table:table-cell office:value-type="float" office:value="0.9678">
                <text:p>0.9678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97236">
                <text:p>0.97236</text:p>
              </table:table-cell>
              <table:table-cell office:value-type="float" office:value="0.98162">
                <text:p>0.98162</text:p>
              </table:table-cell>
              <table:table-cell office:value-type="float" office:value="0.9678">
                <text:p>0.9678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97252">
                <text:p>0.97252</text:p>
              </table:table-cell>
              <table:table-cell office:value-type="float" office:value="0.98162">
                <text:p>0.98162</text:p>
              </table:table-cell>
              <table:table-cell office:value-type="float" office:value="0.96784">
                <text:p>0.96784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97308">
                <text:p>0.97308</text:p>
              </table:table-cell>
              <table:table-cell office:value-type="float" office:value="0.98164">
                <text:p>0.98164</text:p>
              </table:table-cell>
              <table:table-cell office:value-type="float" office:value="0.9679">
                <text:p>0.9679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9722">
                <text:p>0.9722</text:p>
              </table:table-cell>
              <table:table-cell office:value-type="float" office:value="0.98168">
                <text:p>0.98168</text:p>
              </table:table-cell>
              <table:table-cell office:value-type="float" office:value="0.96828">
                <text:p>0.96828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973">
                <text:p>0.973</text:p>
              </table:table-cell>
              <table:table-cell office:value-type="float" office:value="0.98152">
                <text:p>0.98152</text:p>
              </table:table-cell>
              <table:table-cell office:value-type="float" office:value="0.96794">
                <text:p>0.96794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97274">
                <text:p>0.97274</text:p>
              </table:table-cell>
              <table:table-cell office:value-type="float" office:value="0.98166">
                <text:p>0.98166</text:p>
              </table:table-cell>
              <table:table-cell office:value-type="float" office:value="0.96758">
                <text:p>0.96758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97252">
                <text:p>0.97252</text:p>
              </table:table-cell>
              <table:table-cell office:value-type="float" office:value="0.98172">
                <text:p>0.98172</text:p>
              </table:table-cell>
              <table:table-cell office:value-type="float" office:value="0.96718">
                <text:p>0.96718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9721">
                <text:p>0.9721</text:p>
              </table:table-cell>
              <table:table-cell office:value-type="float" office:value="0.98158">
                <text:p>0.98158</text:p>
              </table:table-cell>
              <table:table-cell office:value-type="float" office:value="0.96842">
                <text:p>0.96842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7278">
                <text:p>0.97278</text:p>
              </table:table-cell>
              <table:table-cell office:value-type="float" office:value="0.98136">
                <text:p>0.98136</text:p>
              </table:table-cell>
              <table:table-cell office:value-type="float" office:value="0.96862">
                <text:p>0.96862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7282">
                <text:p>0.97282</text:p>
              </table:table-cell>
              <table:table-cell office:value-type="float" office:value="0.98144">
                <text:p>0.98144</text:p>
              </table:table-cell>
              <table:table-cell office:value-type="float" office:value="0.9675">
                <text:p>0.9675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97222">
                <text:p>0.97222</text:p>
              </table:table-cell>
              <table:table-cell office:value-type="float" office:value="0.98156">
                <text:p>0.98156</text:p>
              </table:table-cell>
              <table:table-cell office:value-type="float" office:value="0.96802">
                <text:p>0.96802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97294">
                <text:p>0.97294</text:p>
              </table:table-cell>
              <table:table-cell office:value-type="float" office:value="0.98148">
                <text:p>0.98148</text:p>
              </table:table-cell>
              <table:table-cell office:value-type="float" office:value="0.9669">
                <text:p>0.9669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7296">
                <text:p>0.97296</text:p>
              </table:table-cell>
              <table:table-cell office:value-type="float" office:value="0.9816">
                <text:p>0.9816</text:p>
              </table:table-cell>
              <table:table-cell office:value-type="float" office:value="0.96636">
                <text:p>0.96636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97262">
                <text:p>0.97262</text:p>
              </table:table-cell>
              <table:table-cell office:value-type="float" office:value="0.98154">
                <text:p>0.98154</text:p>
              </table:table-cell>
              <table:table-cell office:value-type="float" office:value="0.96852">
                <text:p>0.96852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97336">
                <text:p>0.97336</text:p>
              </table:table-cell>
              <table:table-cell office:value-type="float" office:value="0.98144">
                <text:p>0.98144</text:p>
              </table:table-cell>
              <table:table-cell office:value-type="float" office:value="0.96794">
                <text:p>0.96794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97244">
                <text:p>0.97244</text:p>
              </table:table-cell>
              <table:table-cell office:value-type="float" office:value="0.98152">
                <text:p>0.98152</text:p>
              </table:table-cell>
              <table:table-cell office:value-type="float" office:value="0.96814">
                <text:p>0.96814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97374">
                <text:p>0.97374</text:p>
              </table:table-cell>
              <table:table-cell office:value-type="float" office:value="0.98168">
                <text:p>0.98168</text:p>
              </table:table-cell>
              <table:table-cell office:value-type="float" office:value="0.96782">
                <text:p>0.96782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9729">
                <text:p>0.9729</text:p>
              </table:table-cell>
              <table:table-cell office:value-type="float" office:value="0.98146">
                <text:p>0.98146</text:p>
              </table:table-cell>
              <table:table-cell office:value-type="float" office:value="0.96902">
                <text:p>0.96902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727">
                <text:p>0.9727</text:p>
              </table:table-cell>
              <table:table-cell office:value-type="float" office:value="0.98144">
                <text:p>0.98144</text:p>
              </table:table-cell>
              <table:table-cell office:value-type="float" office:value="0.96788">
                <text:p>0.96788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97292">
                <text:p>0.97292</text:p>
              </table:table-cell>
              <table:table-cell office:value-type="float" office:value="0.98158">
                <text:p>0.98158</text:p>
              </table:table-cell>
              <table:table-cell office:value-type="float" office:value="0.96792">
                <text:p>0.96792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7326">
                <text:p>0.97326</text:p>
              </table:table-cell>
              <table:table-cell office:value-type="float" office:value="0.9816">
                <text:p>0.9816</text:p>
              </table:table-cell>
              <table:table-cell office:value-type="float" office:value="0.96896">
                <text:p>0.96896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7352">
                <text:p>0.97352</text:p>
              </table:table-cell>
              <table:table-cell office:value-type="float" office:value="0.98162">
                <text:p>0.98162</text:p>
              </table:table-cell>
              <table:table-cell office:value-type="float" office:value="0.96888">
                <text:p>0.96888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973">
                <text:p>0.973</text:p>
              </table:table-cell>
              <table:table-cell office:value-type="float" office:value="0.98166">
                <text:p>0.98166</text:p>
              </table:table-cell>
              <table:table-cell office:value-type="float" office:value="0.96806">
                <text:p>0.96806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97352">
                <text:p>0.97352</text:p>
              </table:table-cell>
              <table:table-cell office:value-type="float" office:value="0.98182">
                <text:p>0.98182</text:p>
              </table:table-cell>
              <table:table-cell office:value-type="float" office:value="0.96814">
                <text:p>0.96814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97306">
                <text:p>0.97306</text:p>
              </table:table-cell>
              <table:table-cell office:value-type="float" office:value="0.98168">
                <text:p>0.98168</text:p>
              </table:table-cell>
              <table:table-cell office:value-type="float" office:value="0.9679">
                <text:p>0.9679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97356">
                <text:p>0.97356</text:p>
              </table:table-cell>
              <table:table-cell office:value-type="float" office:value="0.9815">
                <text:p>0.9815</text:p>
              </table:table-cell>
              <table:table-cell office:value-type="float" office:value="0.96872">
                <text:p>0.96872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97362">
                <text:p>0.97362</text:p>
              </table:table-cell>
              <table:table-cell office:value-type="float" office:value="0.98146">
                <text:p>0.98146</text:p>
              </table:table-cell>
              <table:table-cell office:value-type="float" office:value="0.96776">
                <text:p>0.96776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97388">
                <text:p>0.97388</text:p>
              </table:table-cell>
              <table:table-cell office:value-type="float" office:value="0.98158">
                <text:p>0.98158</text:p>
              </table:table-cell>
              <table:table-cell office:value-type="float" office:value="0.9685">
                <text:p>0.9685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7298">
                <text:p>0.97298</text:p>
              </table:table-cell>
              <table:table-cell office:value-type="float" office:value="0.9817">
                <text:p>0.9817</text:p>
              </table:table-cell>
              <table:table-cell office:value-type="float" office:value="0.96842">
                <text:p>0.96842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97368">
                <text:p>0.97368</text:p>
              </table:table-cell>
              <table:table-cell office:value-type="float" office:value="0.98166">
                <text:p>0.98166</text:p>
              </table:table-cell>
              <table:table-cell office:value-type="float" office:value="0.9686">
                <text:p>0.9686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97348">
                <text:p>0.97348</text:p>
              </table:table-cell>
              <table:table-cell office:value-type="float" office:value="0.98156">
                <text:p>0.98156</text:p>
              </table:table-cell>
              <table:table-cell office:value-type="float" office:value="0.96804">
                <text:p>0.96804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7258">
                <text:p>0.97258</text:p>
              </table:table-cell>
              <table:table-cell office:value-type="float" office:value="0.98144">
                <text:p>0.98144</text:p>
              </table:table-cell>
              <table:table-cell office:value-type="float" office:value="0.96786">
                <text:p>0.9678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97334">
                <text:p>0.97334</text:p>
              </table:table-cell>
              <table:table-cell office:value-type="float" office:value="0.9815">
                <text:p>0.9815</text:p>
              </table:table-cell>
              <table:table-cell office:value-type="float" office:value="0.96898">
                <text:p>0.96898</text:p>
              </table:table-cell>
              <table:table-cell office:value-type="float" office:value="0.9774">
                <text:p>0.97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7282">
                <text:p>0.97282</text:p>
              </table:table-cell>
              <table:table-cell office:value-type="float" office:value="0.9816">
                <text:p>0.9816</text:p>
              </table:table-cell>
              <table:table-cell office:value-type="float" office:value="0.9681">
                <text:p>0.9681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97446">
                <text:p>0.97446</text:p>
              </table:table-cell>
              <table:table-cell office:value-type="float" office:value="0.98152">
                <text:p>0.98152</text:p>
              </table:table-cell>
              <table:table-cell office:value-type="float" office:value="0.96876">
                <text:p>0.96876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7398">
                <text:p>0.97398</text:p>
              </table:table-cell>
              <table:table-cell office:value-type="float" office:value="0.98138">
                <text:p>0.98138</text:p>
              </table:table-cell>
              <table:table-cell office:value-type="float" office:value="0.96854">
                <text:p>0.96854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7376">
                <text:p>0.97376</text:p>
              </table:table-cell>
              <table:table-cell office:value-type="float" office:value="0.98162">
                <text:p>0.98162</text:p>
              </table:table-cell>
              <table:table-cell office:value-type="float" office:value="0.96802">
                <text:p>0.96802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735">
                <text:p>0.9735</text:p>
              </table:table-cell>
              <table:table-cell office:value-type="float" office:value="0.98156">
                <text:p>0.98156</text:p>
              </table:table-cell>
              <table:table-cell office:value-type="float" office:value="0.968">
                <text:p>0.968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9742">
                <text:p>0.9742</text:p>
              </table:table-cell>
              <table:table-cell office:value-type="float" office:value="0.98156">
                <text:p>0.98156</text:p>
              </table:table-cell>
              <table:table-cell office:value-type="float" office:value="0.9681">
                <text:p>0.9681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9739">
                <text:p>0.9739</text:p>
              </table:table-cell>
              <table:table-cell office:value-type="float" office:value="0.9816">
                <text:p>0.9816</text:p>
              </table:table-cell>
              <table:table-cell office:value-type="float" office:value="0.9686">
                <text:p>0.9686</text:p>
              </table:table-cell>
              <table:table-cell office:value-type="float" office:value="0.97752">
                <text:p>0.977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97392">
                <text:p>0.97392</text:p>
              </table:table-cell>
              <table:table-cell office:value-type="float" office:value="0.9814">
                <text:p>0.9814</text:p>
              </table:table-cell>
              <table:table-cell office:value-type="float" office:value="0.96754">
                <text:p>0.96754</text:p>
              </table:table-cell>
              <table:table-cell office:value-type="float" office:value="0.97744">
                <text:p>0.977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97386">
                <text:p>0.97386</text:p>
              </table:table-cell>
              <table:table-cell office:value-type="float" office:value="0.98152">
                <text:p>0.98152</text:p>
              </table:table-cell>
              <table:table-cell office:value-type="float" office:value="0.96798">
                <text:p>0.96798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735">
                <text:p>0.9735</text:p>
              </table:table-cell>
              <table:table-cell office:value-type="float" office:value="0.98148">
                <text:p>0.98148</text:p>
              </table:table-cell>
              <table:table-cell office:value-type="float" office:value="0.96826">
                <text:p>0.96826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97436">
                <text:p>0.97436</text:p>
              </table:table-cell>
              <table:table-cell office:value-type="float" office:value="0.98136">
                <text:p>0.98136</text:p>
              </table:table-cell>
              <table:table-cell office:value-type="float" office:value="0.96882">
                <text:p>0.96882</text:p>
              </table:table-cell>
              <table:table-cell office:value-type="float" office:value="0.9774">
                <text:p>0.97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97452">
                <text:p>0.97452</text:p>
              </table:table-cell>
              <table:table-cell office:value-type="float" office:value="0.98142">
                <text:p>0.98142</text:p>
              </table:table-cell>
              <table:table-cell office:value-type="float" office:value="0.96858">
                <text:p>0.96858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7442">
                <text:p>0.97442</text:p>
              </table:table-cell>
              <table:table-cell office:value-type="float" office:value="0.98146">
                <text:p>0.98146</text:p>
              </table:table-cell>
              <table:table-cell office:value-type="float" office:value="0.96902">
                <text:p>0.96902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9742">
                <text:p>0.9742</text:p>
              </table:table-cell>
              <table:table-cell office:value-type="float" office:value="0.98136">
                <text:p>0.98136</text:p>
              </table:table-cell>
              <table:table-cell office:value-type="float" office:value="0.96858">
                <text:p>0.96858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9742">
                <text:p>0.9742</text:p>
              </table:table-cell>
              <table:table-cell office:value-type="float" office:value="0.9816">
                <text:p>0.9816</text:p>
              </table:table-cell>
              <table:table-cell office:value-type="float" office:value="0.9684">
                <text:p>0.9684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97344">
                <text:p>0.97344</text:p>
              </table:table-cell>
              <table:table-cell office:value-type="float" office:value="0.98148">
                <text:p>0.98148</text:p>
              </table:table-cell>
              <table:table-cell office:value-type="float" office:value="0.96862">
                <text:p>0.96862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97428">
                <text:p>0.97428</text:p>
              </table:table-cell>
              <table:table-cell office:value-type="float" office:value="0.98158">
                <text:p>0.98158</text:p>
              </table:table-cell>
              <table:table-cell office:value-type="float" office:value="0.96862">
                <text:p>0.96862</text:p>
              </table:table-cell>
              <table:table-cell office:value-type="float" office:value="0.97736">
                <text:p>0.977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97436">
                <text:p>0.97436</text:p>
              </table:table-cell>
              <table:table-cell office:value-type="float" office:value="0.98152">
                <text:p>0.98152</text:p>
              </table:table-cell>
              <table:table-cell office:value-type="float" office:value="0.96792">
                <text:p>0.96792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7438">
                <text:p>0.97438</text:p>
              </table:table-cell>
              <table:table-cell office:value-type="float" office:value="0.98152">
                <text:p>0.98152</text:p>
              </table:table-cell>
              <table:table-cell office:value-type="float" office:value="0.96806">
                <text:p>0.96806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97448">
                <text:p>0.97448</text:p>
              </table:table-cell>
              <table:table-cell office:value-type="float" office:value="0.98148">
                <text:p>0.98148</text:p>
              </table:table-cell>
              <table:table-cell office:value-type="float" office:value="0.96876">
                <text:p>0.96876</text:p>
              </table:table-cell>
              <table:table-cell office:value-type="float" office:value="0.97752">
                <text:p>0.977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97412">
                <text:p>0.97412</text:p>
              </table:table-cell>
              <table:table-cell office:value-type="float" office:value="0.98132">
                <text:p>0.98132</text:p>
              </table:table-cell>
              <table:table-cell office:value-type="float" office:value="0.96842">
                <text:p>0.96842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97392">
                <text:p>0.97392</text:p>
              </table:table-cell>
              <table:table-cell office:value-type="float" office:value="0.9813">
                <text:p>0.9813</text:p>
              </table:table-cell>
              <table:table-cell office:value-type="float" office:value="0.96838">
                <text:p>0.96838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9749">
                <text:p>0.9749</text:p>
              </table:table-cell>
              <table:table-cell office:value-type="float" office:value="0.98134">
                <text:p>0.98134</text:p>
              </table:table-cell>
              <table:table-cell office:value-type="float" office:value="0.9678">
                <text:p>0.9678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97508">
                <text:p>0.97508</text:p>
              </table:table-cell>
              <table:table-cell office:value-type="float" office:value="0.98144">
                <text:p>0.98144</text:p>
              </table:table-cell>
              <table:table-cell office:value-type="float" office:value="0.96884">
                <text:p>0.96884</text:p>
              </table:table-cell>
              <table:table-cell office:value-type="float" office:value="0.97744">
                <text:p>0.977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9746">
                <text:p>0.9746</text:p>
              </table:table-cell>
              <table:table-cell office:value-type="float" office:value="0.98124">
                <text:p>0.98124</text:p>
              </table:table-cell>
              <table:table-cell office:value-type="float" office:value="0.96902">
                <text:p>0.96902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7458">
                <text:p>0.97458</text:p>
              </table:table-cell>
              <table:table-cell office:value-type="float" office:value="0.98146">
                <text:p>0.98146</text:p>
              </table:table-cell>
              <table:table-cell office:value-type="float" office:value="0.96872">
                <text:p>0.96872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97456">
                <text:p>0.97456</text:p>
              </table:table-cell>
              <table:table-cell office:value-type="float" office:value="0.98138">
                <text:p>0.98138</text:p>
              </table:table-cell>
              <table:table-cell office:value-type="float" office:value="0.9679">
                <text:p>0.9679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97426">
                <text:p>0.97426</text:p>
              </table:table-cell>
              <table:table-cell office:value-type="float" office:value="0.98134">
                <text:p>0.98134</text:p>
              </table:table-cell>
              <table:table-cell office:value-type="float" office:value="0.96872">
                <text:p>0.96872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97484">
                <text:p>0.97484</text:p>
              </table:table-cell>
              <table:table-cell office:value-type="float" office:value="0.98146">
                <text:p>0.98146</text:p>
              </table:table-cell>
              <table:table-cell office:value-type="float" office:value="0.96846">
                <text:p>0.96846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97504">
                <text:p>0.97504</text:p>
              </table:table-cell>
              <table:table-cell office:value-type="float" office:value="0.98146">
                <text:p>0.98146</text:p>
              </table:table-cell>
              <table:table-cell office:value-type="float" office:value="0.96774">
                <text:p>0.96774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97472">
                <text:p>0.97472</text:p>
              </table:table-cell>
              <table:table-cell office:value-type="float" office:value="0.98142">
                <text:p>0.98142</text:p>
              </table:table-cell>
              <table:table-cell office:value-type="float" office:value="0.96854">
                <text:p>0.96854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9747">
                <text:p>0.9747</text:p>
              </table:table-cell>
              <table:table-cell office:value-type="float" office:value="0.9815">
                <text:p>0.9815</text:p>
              </table:table-cell>
              <table:table-cell office:value-type="float" office:value="0.96796">
                <text:p>0.96796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97576">
                <text:p>0.97576</text:p>
              </table:table-cell>
              <table:table-cell office:value-type="float" office:value="0.98146">
                <text:p>0.98146</text:p>
              </table:table-cell>
              <table:table-cell office:value-type="float" office:value="0.96754">
                <text:p>0.96754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9747">
                <text:p>0.9747</text:p>
              </table:table-cell>
              <table:table-cell office:value-type="float" office:value="0.98152">
                <text:p>0.98152</text:p>
              </table:table-cell>
              <table:table-cell office:value-type="float" office:value="0.96798">
                <text:p>0.96798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9758">
                <text:p>0.9758</text:p>
              </table:table-cell>
              <table:table-cell office:value-type="float" office:value="0.98138">
                <text:p>0.98138</text:p>
              </table:table-cell>
              <table:table-cell office:value-type="float" office:value="0.96814">
                <text:p>0.96814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7506">
                <text:p>0.97506</text:p>
              </table:table-cell>
              <table:table-cell office:value-type="float" office:value="0.9814">
                <text:p>0.9814</text:p>
              </table:table-cell>
              <table:table-cell office:value-type="float" office:value="0.9682">
                <text:p>0.9682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9755">
                <text:p>0.9755</text:p>
              </table:table-cell>
              <table:table-cell office:value-type="float" office:value="0.98126">
                <text:p>0.98126</text:p>
              </table:table-cell>
              <table:table-cell office:value-type="float" office:value="0.96798">
                <text:p>0.96798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9749">
                <text:p>0.9749</text:p>
              </table:table-cell>
              <table:table-cell office:value-type="float" office:value="0.98142">
                <text:p>0.98142</text:p>
              </table:table-cell>
              <table:table-cell office:value-type="float" office:value="0.96804">
                <text:p>0.96804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97548">
                <text:p>0.97548</text:p>
              </table:table-cell>
              <table:table-cell office:value-type="float" office:value="0.9814">
                <text:p>0.9814</text:p>
              </table:table-cell>
              <table:table-cell office:value-type="float" office:value="0.96788">
                <text:p>0.96788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97538">
                <text:p>0.97538</text:p>
              </table:table-cell>
              <table:table-cell office:value-type="float" office:value="0.98142">
                <text:p>0.98142</text:p>
              </table:table-cell>
              <table:table-cell office:value-type="float" office:value="0.96772">
                <text:p>0.96772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9753">
                <text:p>0.9753</text:p>
              </table:table-cell>
              <table:table-cell office:value-type="float" office:value="0.98126">
                <text:p>0.98126</text:p>
              </table:table-cell>
              <table:table-cell office:value-type="float" office:value="0.96836">
                <text:p>0.96836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97528">
                <text:p>0.97528</text:p>
              </table:table-cell>
              <table:table-cell office:value-type="float" office:value="0.9816">
                <text:p>0.9816</text:p>
              </table:table-cell>
              <table:table-cell office:value-type="float" office:value="0.96814">
                <text:p>0.96814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753">
                <text:p>0.9753</text:p>
              </table:table-cell>
              <table:table-cell office:value-type="float" office:value="0.98132">
                <text:p>0.98132</text:p>
              </table:table-cell>
              <table:table-cell office:value-type="float" office:value="0.96804">
                <text:p>0.96804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75">
                <text:p>0.975</text:p>
              </table:table-cell>
              <table:table-cell office:value-type="float" office:value="0.98126">
                <text:p>0.98126</text:p>
              </table:table-cell>
              <table:table-cell office:value-type="float" office:value="0.9684">
                <text:p>0.9684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9751">
                <text:p>0.9751</text:p>
              </table:table-cell>
              <table:table-cell office:value-type="float" office:value="0.98136">
                <text:p>0.98136</text:p>
              </table:table-cell>
              <table:table-cell office:value-type="float" office:value="0.96918">
                <text:p>0.96918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97536">
                <text:p>0.97536</text:p>
              </table:table-cell>
              <table:table-cell office:value-type="float" office:value="0.98116">
                <text:p>0.98116</text:p>
              </table:table-cell>
              <table:table-cell office:value-type="float" office:value="0.96846">
                <text:p>0.9684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97562">
                <text:p>0.97562</text:p>
              </table:table-cell>
              <table:table-cell office:value-type="float" office:value="0.98116">
                <text:p>0.98116</text:p>
              </table:table-cell>
              <table:table-cell office:value-type="float" office:value="0.96862">
                <text:p>0.96862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97532">
                <text:p>0.97532</text:p>
              </table:table-cell>
              <table:table-cell office:value-type="float" office:value="0.9813">
                <text:p>0.9813</text:p>
              </table:table-cell>
              <table:table-cell office:value-type="float" office:value="0.96848">
                <text:p>0.96848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7594">
                <text:p>0.97594</text:p>
              </table:table-cell>
              <table:table-cell office:value-type="float" office:value="0.98154">
                <text:p>0.98154</text:p>
              </table:table-cell>
              <table:table-cell office:value-type="float" office:value="0.96804">
                <text:p>0.96804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97552">
                <text:p>0.97552</text:p>
              </table:table-cell>
              <table:table-cell office:value-type="float" office:value="0.98126">
                <text:p>0.98126</text:p>
              </table:table-cell>
              <table:table-cell office:value-type="float" office:value="0.96792">
                <text:p>0.96792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9756">
                <text:p>0.9756</text:p>
              </table:table-cell>
              <table:table-cell office:value-type="float" office:value="0.98122">
                <text:p>0.98122</text:p>
              </table:table-cell>
              <table:table-cell office:value-type="float" office:value="0.9681">
                <text:p>0.9681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97574">
                <text:p>0.97574</text:p>
              </table:table-cell>
              <table:table-cell office:value-type="float" office:value="0.9814">
                <text:p>0.9814</text:p>
              </table:table-cell>
              <table:table-cell office:value-type="float" office:value="0.9685">
                <text:p>0.9685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9759">
                <text:p>0.9759</text:p>
              </table:table-cell>
              <table:table-cell office:value-type="float" office:value="0.9813">
                <text:p>0.9813</text:p>
              </table:table-cell>
              <table:table-cell office:value-type="float" office:value="0.96892">
                <text:p>0.96892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7556">
                <text:p>0.97556</text:p>
              </table:table-cell>
              <table:table-cell office:value-type="float" office:value="0.98126">
                <text:p>0.98126</text:p>
              </table:table-cell>
              <table:table-cell office:value-type="float" office:value="0.96832">
                <text:p>0.96832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97594">
                <text:p>0.97594</text:p>
              </table:table-cell>
              <table:table-cell office:value-type="float" office:value="0.98132">
                <text:p>0.98132</text:p>
              </table:table-cell>
              <table:table-cell office:value-type="float" office:value="0.96874">
                <text:p>0.96874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9757">
                <text:p>0.9757</text:p>
              </table:table-cell>
              <table:table-cell office:value-type="float" office:value="0.9814">
                <text:p>0.9814</text:p>
              </table:table-cell>
              <table:table-cell office:value-type="float" office:value="0.96894">
                <text:p>0.96894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97576">
                <text:p>0.97576</text:p>
              </table:table-cell>
              <table:table-cell office:value-type="float" office:value="0.9814">
                <text:p>0.9814</text:p>
              </table:table-cell>
              <table:table-cell office:value-type="float" office:value="0.96746">
                <text:p>0.96746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7564">
                <text:p>0.97564</text:p>
              </table:table-cell>
              <table:table-cell office:value-type="float" office:value="0.9812">
                <text:p>0.9812</text:p>
              </table:table-cell>
              <table:table-cell office:value-type="float" office:value="0.96908">
                <text:p>0.96908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7578">
                <text:p>0.97578</text:p>
              </table:table-cell>
              <table:table-cell office:value-type="float" office:value="0.98138">
                <text:p>0.98138</text:p>
              </table:table-cell>
              <table:table-cell office:value-type="float" office:value="0.96816">
                <text:p>0.96816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97626">
                <text:p>0.97626</text:p>
              </table:table-cell>
              <table:table-cell office:value-type="float" office:value="0.9814">
                <text:p>0.9814</text:p>
              </table:table-cell>
              <table:table-cell office:value-type="float" office:value="0.96844">
                <text:p>0.96844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97612">
                <text:p>0.97612</text:p>
              </table:table-cell>
              <table:table-cell office:value-type="float" office:value="0.9814">
                <text:p>0.9814</text:p>
              </table:table-cell>
              <table:table-cell office:value-type="float" office:value="0.969">
                <text:p>0.969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97632">
                <text:p>0.97632</text:p>
              </table:table-cell>
              <table:table-cell office:value-type="float" office:value="0.98142">
                <text:p>0.98142</text:p>
              </table:table-cell>
              <table:table-cell office:value-type="float" office:value="0.96874">
                <text:p>0.96874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7608">
                <text:p>0.97608</text:p>
              </table:table-cell>
              <table:table-cell office:value-type="float" office:value="0.98122">
                <text:p>0.98122</text:p>
              </table:table-cell>
              <table:table-cell office:value-type="float" office:value="0.9674">
                <text:p>0.9674</text:p>
              </table:table-cell>
              <table:table-cell office:value-type="float" office:value="0.97692">
                <text:p>0.97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97674">
                <text:p>0.97674</text:p>
              </table:table-cell>
              <table:table-cell office:value-type="float" office:value="0.9812">
                <text:p>0.9812</text:p>
              </table:table-cell>
              <table:table-cell office:value-type="float" office:value="0.96894">
                <text:p>0.96894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7654">
                <text:p>0.97654</text:p>
              </table:table-cell>
              <table:table-cell office:value-type="float" office:value="0.98132">
                <text:p>0.98132</text:p>
              </table:table-cell>
              <table:table-cell office:value-type="float" office:value="0.96886">
                <text:p>0.9688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97582">
                <text:p>0.97582</text:p>
              </table:table-cell>
              <table:table-cell office:value-type="float" office:value="0.98154">
                <text:p>0.98154</text:p>
              </table:table-cell>
              <table:table-cell office:value-type="float" office:value="0.96776">
                <text:p>0.9677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9768">
                <text:p>0.9768</text:p>
              </table:table-cell>
              <table:table-cell office:value-type="float" office:value="0.98134">
                <text:p>0.98134</text:p>
              </table:table-cell>
              <table:table-cell office:value-type="float" office:value="0.96856">
                <text:p>0.9685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97598">
                <text:p>0.97598</text:p>
              </table:table-cell>
              <table:table-cell office:value-type="float" office:value="0.98134">
                <text:p>0.98134</text:p>
              </table:table-cell>
              <table:table-cell office:value-type="float" office:value="0.9688">
                <text:p>0.9688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97606">
                <text:p>0.97606</text:p>
              </table:table-cell>
              <table:table-cell office:value-type="float" office:value="0.98134">
                <text:p>0.98134</text:p>
              </table:table-cell>
              <table:table-cell office:value-type="float" office:value="0.96836">
                <text:p>0.96836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97686">
                <text:p>0.97686</text:p>
              </table:table-cell>
              <table:table-cell office:value-type="float" office:value="0.98134">
                <text:p>0.98134</text:p>
              </table:table-cell>
              <table:table-cell office:value-type="float" office:value="0.9682">
                <text:p>0.9682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97616">
                <text:p>0.97616</text:p>
              </table:table-cell>
              <table:table-cell office:value-type="float" office:value="0.98138">
                <text:p>0.98138</text:p>
              </table:table-cell>
              <table:table-cell office:value-type="float" office:value="0.96884">
                <text:p>0.96884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7602">
                <text:p>0.97602</text:p>
              </table:table-cell>
              <table:table-cell office:value-type="float" office:value="0.9813">
                <text:p>0.9813</text:p>
              </table:table-cell>
              <table:table-cell office:value-type="float" office:value="0.96858">
                <text:p>0.96858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97656">
                <text:p>0.97656</text:p>
              </table:table-cell>
              <table:table-cell office:value-type="float" office:value="0.98146">
                <text:p>0.98146</text:p>
              </table:table-cell>
              <table:table-cell office:value-type="float" office:value="0.96904">
                <text:p>0.96904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97578">
                <text:p>0.97578</text:p>
              </table:table-cell>
              <table:table-cell office:value-type="float" office:value="0.98122">
                <text:p>0.98122</text:p>
              </table:table-cell>
              <table:table-cell office:value-type="float" office:value="0.96812">
                <text:p>0.96812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97736">
                <text:p>0.97736</text:p>
              </table:table-cell>
              <table:table-cell office:value-type="float" office:value="0.98128">
                <text:p>0.98128</text:p>
              </table:table-cell>
              <table:table-cell office:value-type="float" office:value="0.96918">
                <text:p>0.96918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97722">
                <text:p>0.97722</text:p>
              </table:table-cell>
              <table:table-cell office:value-type="float" office:value="0.98134">
                <text:p>0.98134</text:p>
              </table:table-cell>
              <table:table-cell office:value-type="float" office:value="0.96834">
                <text:p>0.96834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97674">
                <text:p>0.97674</text:p>
              </table:table-cell>
              <table:table-cell office:value-type="float" office:value="0.98124">
                <text:p>0.98124</text:p>
              </table:table-cell>
              <table:table-cell office:value-type="float" office:value="0.96824">
                <text:p>0.96824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97662">
                <text:p>0.97662</text:p>
              </table:table-cell>
              <table:table-cell office:value-type="float" office:value="0.9812">
                <text:p>0.9812</text:p>
              </table:table-cell>
              <table:table-cell office:value-type="float" office:value="0.96836">
                <text:p>0.96836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97682">
                <text:p>0.97682</text:p>
              </table:table-cell>
              <table:table-cell office:value-type="float" office:value="0.98128">
                <text:p>0.98128</text:p>
              </table:table-cell>
              <table:table-cell office:value-type="float" office:value="0.96868">
                <text:p>0.96868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97716">
                <text:p>0.97716</text:p>
              </table:table-cell>
              <table:table-cell office:value-type="float" office:value="0.98138">
                <text:p>0.98138</text:p>
              </table:table-cell>
              <table:table-cell office:value-type="float" office:value="0.96918">
                <text:p>0.96918</text:p>
              </table:table-cell>
              <table:table-cell office:value-type="float" office:value="0.97692">
                <text:p>0.976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97672">
                <text:p>0.97672</text:p>
              </table:table-cell>
              <table:table-cell office:value-type="float" office:value="0.98128">
                <text:p>0.98128</text:p>
              </table:table-cell>
              <table:table-cell office:value-type="float" office:value="0.96888">
                <text:p>0.96888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7672">
                <text:p>0.97672</text:p>
              </table:table-cell>
              <table:table-cell office:value-type="float" office:value="0.98124">
                <text:p>0.98124</text:p>
              </table:table-cell>
              <table:table-cell office:value-type="float" office:value="0.96844">
                <text:p>0.96844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97688">
                <text:p>0.97688</text:p>
              </table:table-cell>
              <table:table-cell office:value-type="float" office:value="0.9812">
                <text:p>0.9812</text:p>
              </table:table-cell>
              <table:table-cell office:value-type="float" office:value="0.9669">
                <text:p>0.9669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97688">
                <text:p>0.97688</text:p>
              </table:table-cell>
              <table:table-cell office:value-type="float" office:value="0.98122">
                <text:p>0.98122</text:p>
              </table:table-cell>
              <table:table-cell office:value-type="float" office:value="0.96812">
                <text:p>0.96812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9771">
                <text:p>0.9771</text:p>
              </table:table-cell>
              <table:table-cell office:value-type="float" office:value="0.98138">
                <text:p>0.98138</text:p>
              </table:table-cell>
              <table:table-cell office:value-type="float" office:value="0.96844">
                <text:p>0.96844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97708">
                <text:p>0.97708</text:p>
              </table:table-cell>
              <table:table-cell office:value-type="float" office:value="0.98124">
                <text:p>0.98124</text:p>
              </table:table-cell>
              <table:table-cell office:value-type="float" office:value="0.96834">
                <text:p>0.96834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97674">
                <text:p>0.97674</text:p>
              </table:table-cell>
              <table:table-cell office:value-type="float" office:value="0.98128">
                <text:p>0.98128</text:p>
              </table:table-cell>
              <table:table-cell office:value-type="float" office:value="0.96836">
                <text:p>0.96836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7764">
                <text:p>0.97764</text:p>
              </table:table-cell>
              <table:table-cell office:value-type="float" office:value="0.98116">
                <text:p>0.98116</text:p>
              </table:table-cell>
              <table:table-cell office:value-type="float" office:value="0.96822">
                <text:p>0.96822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7734">
                <text:p>0.97734</text:p>
              </table:table-cell>
              <table:table-cell office:value-type="float" office:value="0.98132">
                <text:p>0.98132</text:p>
              </table:table-cell>
              <table:table-cell office:value-type="float" office:value="0.9683">
                <text:p>0.9683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7736">
                <text:p>0.97736</text:p>
              </table:table-cell>
              <table:table-cell office:value-type="float" office:value="0.98142">
                <text:p>0.98142</text:p>
              </table:table-cell>
              <table:table-cell office:value-type="float" office:value="0.96878">
                <text:p>0.96878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7722">
                <text:p>0.97722</text:p>
              </table:table-cell>
              <table:table-cell office:value-type="float" office:value="0.98136">
                <text:p>0.98136</text:p>
              </table:table-cell>
              <table:table-cell office:value-type="float" office:value="0.96752">
                <text:p>0.96752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7726">
                <text:p>0.97726</text:p>
              </table:table-cell>
              <table:table-cell office:value-type="float" office:value="0.98128">
                <text:p>0.98128</text:p>
              </table:table-cell>
              <table:table-cell office:value-type="float" office:value="0.96892">
                <text:p>0.96892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9773">
                <text:p>0.9773</text:p>
              </table:table-cell>
              <table:table-cell office:value-type="float" office:value="0.9813">
                <text:p>0.9813</text:p>
              </table:table-cell>
              <table:table-cell office:value-type="float" office:value="0.96818">
                <text:p>0.96818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7756">
                <text:p>0.97756</text:p>
              </table:table-cell>
              <table:table-cell office:value-type="float" office:value="0.9812">
                <text:p>0.9812</text:p>
              </table:table-cell>
              <table:table-cell office:value-type="float" office:value="0.96842">
                <text:p>0.96842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97774">
                <text:p>0.97774</text:p>
              </table:table-cell>
              <table:table-cell office:value-type="float" office:value="0.9813">
                <text:p>0.9813</text:p>
              </table:table-cell>
              <table:table-cell office:value-type="float" office:value="0.96794">
                <text:p>0.96794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7686">
                <text:p>0.97686</text:p>
              </table:table-cell>
              <table:table-cell office:value-type="float" office:value="0.98124">
                <text:p>0.98124</text:p>
              </table:table-cell>
              <table:table-cell office:value-type="float" office:value="0.96806">
                <text:p>0.96806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77">
                <text:p>0.977</text:p>
              </table:table-cell>
              <table:table-cell office:value-type="float" office:value="0.98138">
                <text:p>0.98138</text:p>
              </table:table-cell>
              <table:table-cell office:value-type="float" office:value="0.96932">
                <text:p>0.96932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7786">
                <text:p>0.97786</text:p>
              </table:table-cell>
              <table:table-cell office:value-type="float" office:value="0.9814">
                <text:p>0.9814</text:p>
              </table:table-cell>
              <table:table-cell office:value-type="float" office:value="0.96862">
                <text:p>0.96862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7732">
                <text:p>0.97732</text:p>
              </table:table-cell>
              <table:table-cell office:value-type="float" office:value="0.98142">
                <text:p>0.98142</text:p>
              </table:table-cell>
              <table:table-cell office:value-type="float" office:value="0.96874">
                <text:p>0.96874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7768">
                <text:p>0.97768</text:p>
              </table:table-cell>
              <table:table-cell office:value-type="float" office:value="0.98142">
                <text:p>0.98142</text:p>
              </table:table-cell>
              <table:table-cell office:value-type="float" office:value="0.96824">
                <text:p>0.96824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7828">
                <text:p>0.97828</text:p>
              </table:table-cell>
              <table:table-cell office:value-type="float" office:value="0.98136">
                <text:p>0.98136</text:p>
              </table:table-cell>
              <table:table-cell office:value-type="float" office:value="0.96848">
                <text:p>0.96848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97748">
                <text:p>0.97748</text:p>
              </table:table-cell>
              <table:table-cell office:value-type="float" office:value="0.98144">
                <text:p>0.98144</text:p>
              </table:table-cell>
              <table:table-cell office:value-type="float" office:value="0.96858">
                <text:p>0.96858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97776">
                <text:p>0.97776</text:p>
              </table:table-cell>
              <table:table-cell office:value-type="float" office:value="0.98134">
                <text:p>0.98134</text:p>
              </table:table-cell>
              <table:table-cell office:value-type="float" office:value="0.969">
                <text:p>0.969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7766">
                <text:p>0.97766</text:p>
              </table:table-cell>
              <table:table-cell office:value-type="float" office:value="0.9813">
                <text:p>0.9813</text:p>
              </table:table-cell>
              <table:table-cell office:value-type="float" office:value="0.96796">
                <text:p>0.96796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97758">
                <text:p>0.97758</text:p>
              </table:table-cell>
              <table:table-cell office:value-type="float" office:value="0.98134">
                <text:p>0.98134</text:p>
              </table:table-cell>
              <table:table-cell office:value-type="float" office:value="0.96786">
                <text:p>0.96786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7778">
                <text:p>0.97778</text:p>
              </table:table-cell>
              <table:table-cell office:value-type="float" office:value="0.98144">
                <text:p>0.98144</text:p>
              </table:table-cell>
              <table:table-cell office:value-type="float" office:value="0.9687">
                <text:p>0.9687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7838">
                <text:p>0.97838</text:p>
              </table:table-cell>
              <table:table-cell office:value-type="float" office:value="0.98126">
                <text:p>0.98126</text:p>
              </table:table-cell>
              <table:table-cell office:value-type="float" office:value="0.96882">
                <text:p>0.96882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782">
                <text:p>0.9782</text:p>
              </table:table-cell>
              <table:table-cell office:value-type="float" office:value="0.98136">
                <text:p>0.98136</text:p>
              </table:table-cell>
              <table:table-cell office:value-type="float" office:value="0.96788">
                <text:p>0.96788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97756">
                <text:p>0.97756</text:p>
              </table:table-cell>
              <table:table-cell office:value-type="float" office:value="0.98134">
                <text:p>0.98134</text:p>
              </table:table-cell>
              <table:table-cell office:value-type="float" office:value="0.96908">
                <text:p>0.96908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7824">
                <text:p>0.97824</text:p>
              </table:table-cell>
              <table:table-cell office:value-type="float" office:value="0.98142">
                <text:p>0.98142</text:p>
              </table:table-cell>
              <table:table-cell office:value-type="float" office:value="0.96818">
                <text:p>0.96818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7836">
                <text:p>0.97836</text:p>
              </table:table-cell>
              <table:table-cell office:value-type="float" office:value="0.98128">
                <text:p>0.98128</text:p>
              </table:table-cell>
              <table:table-cell office:value-type="float" office:value="0.96804">
                <text:p>0.96804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7806">
                <text:p>0.97806</text:p>
              </table:table-cell>
              <table:table-cell office:value-type="float" office:value="0.98128">
                <text:p>0.98128</text:p>
              </table:table-cell>
              <table:table-cell office:value-type="float" office:value="0.96754">
                <text:p>0.96754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7822">
                <text:p>0.97822</text:p>
              </table:table-cell>
              <table:table-cell office:value-type="float" office:value="0.98142">
                <text:p>0.98142</text:p>
              </table:table-cell>
              <table:table-cell office:value-type="float" office:value="0.96926">
                <text:p>0.96926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7876">
                <text:p>0.97876</text:p>
              </table:table-cell>
              <table:table-cell office:value-type="float" office:value="0.98134">
                <text:p>0.98134</text:p>
              </table:table-cell>
              <table:table-cell office:value-type="float" office:value="0.96852">
                <text:p>0.96852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7834">
                <text:p>0.97834</text:p>
              </table:table-cell>
              <table:table-cell office:value-type="float" office:value="0.9813">
                <text:p>0.9813</text:p>
              </table:table-cell>
              <table:table-cell office:value-type="float" office:value="0.96844">
                <text:p>0.96844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7826">
                <text:p>0.97826</text:p>
              </table:table-cell>
              <table:table-cell office:value-type="float" office:value="0.9813">
                <text:p>0.9813</text:p>
              </table:table-cell>
              <table:table-cell office:value-type="float" office:value="0.96854">
                <text:p>0.96854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7832">
                <text:p>0.97832</text:p>
              </table:table-cell>
              <table:table-cell office:value-type="float" office:value="0.9815">
                <text:p>0.9815</text:p>
              </table:table-cell>
              <table:table-cell office:value-type="float" office:value="0.96818">
                <text:p>0.96818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7834">
                <text:p>0.97834</text:p>
              </table:table-cell>
              <table:table-cell office:value-type="float" office:value="0.9814">
                <text:p>0.9814</text:p>
              </table:table-cell>
              <table:table-cell office:value-type="float" office:value="0.96874">
                <text:p>0.96874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7848">
                <text:p>0.97848</text:p>
              </table:table-cell>
              <table:table-cell office:value-type="float" office:value="0.98138">
                <text:p>0.98138</text:p>
              </table:table-cell>
              <table:table-cell office:value-type="float" office:value="0.9682">
                <text:p>0.9682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7802">
                <text:p>0.97802</text:p>
              </table:table-cell>
              <table:table-cell office:value-type="float" office:value="0.98142">
                <text:p>0.98142</text:p>
              </table:table-cell>
              <table:table-cell office:value-type="float" office:value="0.968">
                <text:p>0.968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784">
                <text:p>0.9784</text:p>
              </table:table-cell>
              <table:table-cell office:value-type="float" office:value="0.98136">
                <text:p>0.98136</text:p>
              </table:table-cell>
              <table:table-cell office:value-type="float" office:value="0.96812">
                <text:p>0.96812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7834">
                <text:p>0.97834</text:p>
              </table:table-cell>
              <table:table-cell office:value-type="float" office:value="0.9813">
                <text:p>0.9813</text:p>
              </table:table-cell>
              <table:table-cell office:value-type="float" office:value="0.96906">
                <text:p>0.96906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7886">
                <text:p>0.97886</text:p>
              </table:table-cell>
              <table:table-cell office:value-type="float" office:value="0.98136">
                <text:p>0.98136</text:p>
              </table:table-cell>
              <table:table-cell office:value-type="float" office:value="0.96868">
                <text:p>0.96868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7878">
                <text:p>0.97878</text:p>
              </table:table-cell>
              <table:table-cell office:value-type="float" office:value="0.98126">
                <text:p>0.98126</text:p>
              </table:table-cell>
              <table:table-cell office:value-type="float" office:value="0.96888">
                <text:p>0.96888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7894">
                <text:p>0.97894</text:p>
              </table:table-cell>
              <table:table-cell office:value-type="float" office:value="0.9815">
                <text:p>0.9815</text:p>
              </table:table-cell>
              <table:table-cell office:value-type="float" office:value="0.9688">
                <text:p>0.9688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7896">
                <text:p>0.97896</text:p>
              </table:table-cell>
              <table:table-cell office:value-type="float" office:value="0.98144">
                <text:p>0.98144</text:p>
              </table:table-cell>
              <table:table-cell office:value-type="float" office:value="0.96882">
                <text:p>0.96882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7854">
                <text:p>0.97854</text:p>
              </table:table-cell>
              <table:table-cell office:value-type="float" office:value="0.98144">
                <text:p>0.98144</text:p>
              </table:table-cell>
              <table:table-cell office:value-type="float" office:value="0.96874">
                <text:p>0.96874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793">
                <text:p>0.9793</text:p>
              </table:table-cell>
              <table:table-cell office:value-type="float" office:value="0.98134">
                <text:p>0.98134</text:p>
              </table:table-cell>
              <table:table-cell office:value-type="float" office:value="0.9689">
                <text:p>0.9689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7912">
                <text:p>0.97912</text:p>
              </table:table-cell>
              <table:table-cell office:value-type="float" office:value="0.98144">
                <text:p>0.98144</text:p>
              </table:table-cell>
              <table:table-cell office:value-type="float" office:value="0.9683">
                <text:p>0.9683</text:p>
              </table:table-cell>
              <table:table-cell office:value-type="float" office:value="0.97728">
                <text:p>0.97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7822">
                <text:p>0.97822</text:p>
              </table:table-cell>
              <table:table-cell office:value-type="float" office:value="0.98136">
                <text:p>0.98136</text:p>
              </table:table-cell>
              <table:table-cell office:value-type="float" office:value="0.9687">
                <text:p>0.9687</text:p>
              </table:table-cell>
              <table:table-cell office:value-type="float" office:value="0.97732">
                <text:p>0.977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7888">
                <text:p>0.97888</text:p>
              </table:table-cell>
              <table:table-cell office:value-type="float" office:value="0.98122">
                <text:p>0.98122</text:p>
              </table:table-cell>
              <table:table-cell office:value-type="float" office:value="0.96864">
                <text:p>0.96864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789">
                <text:p>0.9789</text:p>
              </table:table-cell>
              <table:table-cell office:value-type="float" office:value="0.9813">
                <text:p>0.9813</text:p>
              </table:table-cell>
              <table:table-cell office:value-type="float" office:value="0.9679">
                <text:p>0.9679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7898">
                <text:p>0.97898</text:p>
              </table:table-cell>
              <table:table-cell office:value-type="float" office:value="0.98136">
                <text:p>0.98136</text:p>
              </table:table-cell>
              <table:table-cell office:value-type="float" office:value="0.96774">
                <text:p>0.96774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7878">
                <text:p>0.97878</text:p>
              </table:table-cell>
              <table:table-cell office:value-type="float" office:value="0.98132">
                <text:p>0.98132</text:p>
              </table:table-cell>
              <table:table-cell office:value-type="float" office:value="0.96842">
                <text:p>0.96842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7924">
                <text:p>0.97924</text:p>
              </table:table-cell>
              <table:table-cell office:value-type="float" office:value="0.98124">
                <text:p>0.98124</text:p>
              </table:table-cell>
              <table:table-cell office:value-type="float" office:value="0.96862">
                <text:p>0.96862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97864">
                <text:p>0.97864</text:p>
              </table:table-cell>
              <table:table-cell office:value-type="float" office:value="0.98122">
                <text:p>0.98122</text:p>
              </table:table-cell>
              <table:table-cell office:value-type="float" office:value="0.96876">
                <text:p>0.96876</text:p>
              </table:table-cell>
              <table:table-cell office:value-type="float" office:value="0.97734">
                <text:p>0.977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7888">
                <text:p>0.97888</text:p>
              </table:table-cell>
              <table:table-cell office:value-type="float" office:value="0.9813">
                <text:p>0.9813</text:p>
              </table:table-cell>
              <table:table-cell office:value-type="float" office:value="0.96862">
                <text:p>0.96862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97918">
                <text:p>0.97918</text:p>
              </table:table-cell>
              <table:table-cell office:value-type="float" office:value="0.98142">
                <text:p>0.98142</text:p>
              </table:table-cell>
              <table:table-cell office:value-type="float" office:value="0.96878">
                <text:p>0.96878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7962">
                <text:p>0.97962</text:p>
              </table:table-cell>
              <table:table-cell office:value-type="float" office:value="0.98122">
                <text:p>0.98122</text:p>
              </table:table-cell>
              <table:table-cell office:value-type="float" office:value="0.96846">
                <text:p>0.96846</text:p>
              </table:table-cell>
              <table:table-cell office:value-type="float" office:value="0.97724">
                <text:p>0.977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7968">
                <text:p>0.97968</text:p>
              </table:table-cell>
              <table:table-cell office:value-type="float" office:value="0.9814">
                <text:p>0.9814</text:p>
              </table:table-cell>
              <table:table-cell office:value-type="float" office:value="0.9683">
                <text:p>0.9683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7948">
                <text:p>0.97948</text:p>
              </table:table-cell>
              <table:table-cell office:value-type="float" office:value="0.98134">
                <text:p>0.98134</text:p>
              </table:table-cell>
              <table:table-cell office:value-type="float" office:value="0.96896">
                <text:p>0.96896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9795">
                <text:p>0.9795</text:p>
              </table:table-cell>
              <table:table-cell office:value-type="float" office:value="0.98138">
                <text:p>0.98138</text:p>
              </table:table-cell>
              <table:table-cell office:value-type="float" office:value="0.96912">
                <text:p>0.96912</text:p>
              </table:table-cell>
              <table:table-cell office:value-type="float" office:value="0.97726">
                <text:p>0.977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7948">
                <text:p>0.97948</text:p>
              </table:table-cell>
              <table:table-cell office:value-type="float" office:value="0.98132">
                <text:p>0.98132</text:p>
              </table:table-cell>
              <table:table-cell office:value-type="float" office:value="0.96866">
                <text:p>0.96866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97958">
                <text:p>0.97958</text:p>
              </table:table-cell>
              <table:table-cell office:value-type="float" office:value="0.98126">
                <text:p>0.98126</text:p>
              </table:table-cell>
              <table:table-cell office:value-type="float" office:value="0.96898">
                <text:p>0.96898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7982">
                <text:p>0.97982</text:p>
              </table:table-cell>
              <table:table-cell office:value-type="float" office:value="0.98126">
                <text:p>0.98126</text:p>
              </table:table-cell>
              <table:table-cell office:value-type="float" office:value="0.96846">
                <text:p>0.9684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9799">
                <text:p>0.9799</text:p>
              </table:table-cell>
              <table:table-cell office:value-type="float" office:value="0.98124">
                <text:p>0.98124</text:p>
              </table:table-cell>
              <table:table-cell office:value-type="float" office:value="0.96786">
                <text:p>0.96786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8">
                <text:p>0.98</text:p>
              </table:table-cell>
              <table:table-cell office:value-type="float" office:value="0.98124">
                <text:p>0.98124</text:p>
              </table:table-cell>
              <table:table-cell office:value-type="float" office:value="0.968">
                <text:p>0.968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7978">
                <text:p>0.97978</text:p>
              </table:table-cell>
              <table:table-cell office:value-type="float" office:value="0.9814">
                <text:p>0.9814</text:p>
              </table:table-cell>
              <table:table-cell office:value-type="float" office:value="0.96896">
                <text:p>0.96896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97962">
                <text:p>0.97962</text:p>
              </table:table-cell>
              <table:table-cell office:value-type="float" office:value="0.98128">
                <text:p>0.98128</text:p>
              </table:table-cell>
              <table:table-cell office:value-type="float" office:value="0.96912">
                <text:p>0.96912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97954">
                <text:p>0.97954</text:p>
              </table:table-cell>
              <table:table-cell office:value-type="float" office:value="0.98126">
                <text:p>0.98126</text:p>
              </table:table-cell>
              <table:table-cell office:value-type="float" office:value="0.96896">
                <text:p>0.96896</text:p>
              </table:table-cell>
              <table:table-cell office:value-type="float" office:value="0.97688">
                <text:p>0.97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7948">
                <text:p>0.97948</text:p>
              </table:table-cell>
              <table:table-cell office:value-type="float" office:value="0.9813">
                <text:p>0.9813</text:p>
              </table:table-cell>
              <table:table-cell office:value-type="float" office:value="0.96832">
                <text:p>0.96832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98044">
                <text:p>0.98044</text:p>
              </table:table-cell>
              <table:table-cell office:value-type="float" office:value="0.98134">
                <text:p>0.98134</text:p>
              </table:table-cell>
              <table:table-cell office:value-type="float" office:value="0.96856">
                <text:p>0.9685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7994">
                <text:p>0.97994</text:p>
              </table:table-cell>
              <table:table-cell office:value-type="float" office:value="0.98134">
                <text:p>0.98134</text:p>
              </table:table-cell>
              <table:table-cell office:value-type="float" office:value="0.96946">
                <text:p>0.96946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97972">
                <text:p>0.97972</text:p>
              </table:table-cell>
              <table:table-cell office:value-type="float" office:value="0.98136">
                <text:p>0.98136</text:p>
              </table:table-cell>
              <table:table-cell office:value-type="float" office:value="0.96956">
                <text:p>0.96956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8004">
                <text:p>0.98004</text:p>
              </table:table-cell>
              <table:table-cell office:value-type="float" office:value="0.9813">
                <text:p>0.9813</text:p>
              </table:table-cell>
              <table:table-cell office:value-type="float" office:value="0.96862">
                <text:p>0.96862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98016">
                <text:p>0.98016</text:p>
              </table:table-cell>
              <table:table-cell office:value-type="float" office:value="0.98122">
                <text:p>0.98122</text:p>
              </table:table-cell>
              <table:table-cell office:value-type="float" office:value="0.96844">
                <text:p>0.96844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98028">
                <text:p>0.98028</text:p>
              </table:table-cell>
              <table:table-cell office:value-type="float" office:value="0.9812">
                <text:p>0.9812</text:p>
              </table:table-cell>
              <table:table-cell office:value-type="float" office:value="0.96856">
                <text:p>0.96856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98052">
                <text:p>0.98052</text:p>
              </table:table-cell>
              <table:table-cell office:value-type="float" office:value="0.9813">
                <text:p>0.9813</text:p>
              </table:table-cell>
              <table:table-cell office:value-type="float" office:value="0.96898">
                <text:p>0.96898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808">
                <text:p>0.9808</text:p>
              </table:table-cell>
              <table:table-cell office:value-type="float" office:value="0.9813">
                <text:p>0.9813</text:p>
              </table:table-cell>
              <table:table-cell office:value-type="float" office:value="0.96822">
                <text:p>0.96822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8042">
                <text:p>0.98042</text:p>
              </table:table-cell>
              <table:table-cell office:value-type="float" office:value="0.98132">
                <text:p>0.98132</text:p>
              </table:table-cell>
              <table:table-cell office:value-type="float" office:value="0.96862">
                <text:p>0.96862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8056">
                <text:p>0.98056</text:p>
              </table:table-cell>
              <table:table-cell office:value-type="float" office:value="0.98124">
                <text:p>0.98124</text:p>
              </table:table-cell>
              <table:table-cell office:value-type="float" office:value="0.96856">
                <text:p>0.9685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9802">
                <text:p>0.9802</text:p>
              </table:table-cell>
              <table:table-cell office:value-type="float" office:value="0.98124">
                <text:p>0.98124</text:p>
              </table:table-cell>
              <table:table-cell office:value-type="float" office:value="0.96844">
                <text:p>0.96844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98056">
                <text:p>0.98056</text:p>
              </table:table-cell>
              <table:table-cell office:value-type="float" office:value="0.98124">
                <text:p>0.98124</text:p>
              </table:table-cell>
              <table:table-cell office:value-type="float" office:value="0.96908">
                <text:p>0.96908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805">
                <text:p>0.9805</text:p>
              </table:table-cell>
              <table:table-cell office:value-type="float" office:value="0.98126">
                <text:p>0.98126</text:p>
              </table:table-cell>
              <table:table-cell office:value-type="float" office:value="0.96846">
                <text:p>0.96846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8064">
                <text:p>0.98064</text:p>
              </table:table-cell>
              <table:table-cell office:value-type="float" office:value="0.98142">
                <text:p>0.98142</text:p>
              </table:table-cell>
              <table:table-cell office:value-type="float" office:value="0.96818">
                <text:p>0.96818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8032">
                <text:p>0.98032</text:p>
              </table:table-cell>
              <table:table-cell office:value-type="float" office:value="0.98132">
                <text:p>0.98132</text:p>
              </table:table-cell>
              <table:table-cell office:value-type="float" office:value="0.96916">
                <text:p>0.96916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8078">
                <text:p>0.98078</text:p>
              </table:table-cell>
              <table:table-cell office:value-type="float" office:value="0.98118">
                <text:p>0.98118</text:p>
              </table:table-cell>
              <table:table-cell office:value-type="float" office:value="0.96808">
                <text:p>0.96808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8064">
                <text:p>0.98064</text:p>
              </table:table-cell>
              <table:table-cell office:value-type="float" office:value="0.98124">
                <text:p>0.98124</text:p>
              </table:table-cell>
              <table:table-cell office:value-type="float" office:value="0.96872">
                <text:p>0.96872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981">
                <text:p>0.981</text:p>
              </table:table-cell>
              <table:table-cell office:value-type="float" office:value="0.98118">
                <text:p>0.98118</text:p>
              </table:table-cell>
              <table:table-cell office:value-type="float" office:value="0.9677">
                <text:p>0.9677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9806">
                <text:p>0.9806</text:p>
              </table:table-cell>
              <table:table-cell office:value-type="float" office:value="0.9813">
                <text:p>0.9813</text:p>
              </table:table-cell>
              <table:table-cell office:value-type="float" office:value="0.96868">
                <text:p>0.96868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8074">
                <text:p>0.98074</text:p>
              </table:table-cell>
              <table:table-cell office:value-type="float" office:value="0.9813">
                <text:p>0.9813</text:p>
              </table:table-cell>
              <table:table-cell office:value-type="float" office:value="0.96796">
                <text:p>0.96796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98066">
                <text:p>0.98066</text:p>
              </table:table-cell>
              <table:table-cell office:value-type="float" office:value="0.98128">
                <text:p>0.98128</text:p>
              </table:table-cell>
              <table:table-cell office:value-type="float" office:value="0.96842">
                <text:p>0.96842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809">
                <text:p>0.9809</text:p>
              </table:table-cell>
              <table:table-cell office:value-type="float" office:value="0.98124">
                <text:p>0.98124</text:p>
              </table:table-cell>
              <table:table-cell office:value-type="float" office:value="0.96974">
                <text:p>0.96974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98078">
                <text:p>0.98078</text:p>
              </table:table-cell>
              <table:table-cell office:value-type="float" office:value="0.9812">
                <text:p>0.9812</text:p>
              </table:table-cell>
              <table:table-cell office:value-type="float" office:value="0.96882">
                <text:p>0.96882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8074">
                <text:p>0.98074</text:p>
              </table:table-cell>
              <table:table-cell office:value-type="float" office:value="0.98128">
                <text:p>0.98128</text:p>
              </table:table-cell>
              <table:table-cell office:value-type="float" office:value="0.96886">
                <text:p>0.96886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8112">
                <text:p>0.98112</text:p>
              </table:table-cell>
              <table:table-cell office:value-type="float" office:value="0.98126">
                <text:p>0.98126</text:p>
              </table:table-cell>
              <table:table-cell office:value-type="float" office:value="0.96834">
                <text:p>0.96834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9808">
                <text:p>0.9808</text:p>
              </table:table-cell>
              <table:table-cell office:value-type="float" office:value="0.9813">
                <text:p>0.9813</text:p>
              </table:table-cell>
              <table:table-cell office:value-type="float" office:value="0.96886">
                <text:p>0.96886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8094">
                <text:p>0.98094</text:p>
              </table:table-cell>
              <table:table-cell office:value-type="float" office:value="0.98122">
                <text:p>0.98122</text:p>
              </table:table-cell>
              <table:table-cell office:value-type="float" office:value="0.96896">
                <text:p>0.9689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8096">
                <text:p>0.98096</text:p>
              </table:table-cell>
              <table:table-cell office:value-type="float" office:value="0.98132">
                <text:p>0.98132</text:p>
              </table:table-cell>
              <table:table-cell office:value-type="float" office:value="0.9688">
                <text:p>0.9688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8132">
                <text:p>0.98132</text:p>
              </table:table-cell>
              <table:table-cell office:value-type="float" office:value="0.98126">
                <text:p>0.98126</text:p>
              </table:table-cell>
              <table:table-cell office:value-type="float" office:value="0.96856">
                <text:p>0.96856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8144">
                <text:p>0.98144</text:p>
              </table:table-cell>
              <table:table-cell office:value-type="float" office:value="0.98124">
                <text:p>0.98124</text:p>
              </table:table-cell>
              <table:table-cell office:value-type="float" office:value="0.96832">
                <text:p>0.96832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8144">
                <text:p>0.98144</text:p>
              </table:table-cell>
              <table:table-cell office:value-type="float" office:value="0.9812">
                <text:p>0.9812</text:p>
              </table:table-cell>
              <table:table-cell office:value-type="float" office:value="0.96862">
                <text:p>0.96862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98176">
                <text:p>0.98176</text:p>
              </table:table-cell>
              <table:table-cell office:value-type="float" office:value="0.9811">
                <text:p>0.9811</text:p>
              </table:table-cell>
              <table:table-cell office:value-type="float" office:value="0.96854">
                <text:p>0.96854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8158">
                <text:p>0.98158</text:p>
              </table:table-cell>
              <table:table-cell office:value-type="float" office:value="0.98116">
                <text:p>0.98116</text:p>
              </table:table-cell>
              <table:table-cell office:value-type="float" office:value="0.9692">
                <text:p>0.9692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8108">
                <text:p>0.98108</text:p>
              </table:table-cell>
              <table:table-cell office:value-type="float" office:value="0.98114">
                <text:p>0.98114</text:p>
              </table:table-cell>
              <table:table-cell office:value-type="float" office:value="0.9692">
                <text:p>0.9692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8144">
                <text:p>0.98144</text:p>
              </table:table-cell>
              <table:table-cell office:value-type="float" office:value="0.98126">
                <text:p>0.98126</text:p>
              </table:table-cell>
              <table:table-cell office:value-type="float" office:value="0.96852">
                <text:p>0.96852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9816">
                <text:p>0.9816</text:p>
              </table:table-cell>
              <table:table-cell office:value-type="float" office:value="0.98112">
                <text:p>0.98112</text:p>
              </table:table-cell>
              <table:table-cell office:value-type="float" office:value="0.96882">
                <text:p>0.96882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8088">
                <text:p>0.98088</text:p>
              </table:table-cell>
              <table:table-cell office:value-type="float" office:value="0.98114">
                <text:p>0.98114</text:p>
              </table:table-cell>
              <table:table-cell office:value-type="float" office:value="0.96878">
                <text:p>0.96878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817">
                <text:p>0.9817</text:p>
              </table:table-cell>
              <table:table-cell office:value-type="float" office:value="0.98126">
                <text:p>0.98126</text:p>
              </table:table-cell>
              <table:table-cell office:value-type="float" office:value="0.9689">
                <text:p>0.9689</text:p>
              </table:table-cell>
              <table:table-cell office:value-type="float" office:value="0.97716">
                <text:p>0.977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8162">
                <text:p>0.98162</text:p>
              </table:table-cell>
              <table:table-cell office:value-type="float" office:value="0.98124">
                <text:p>0.98124</text:p>
              </table:table-cell>
              <table:table-cell office:value-type="float" office:value="0.96776">
                <text:p>0.96776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8164">
                <text:p>0.98164</text:p>
              </table:table-cell>
              <table:table-cell office:value-type="float" office:value="0.9811">
                <text:p>0.9811</text:p>
              </table:table-cell>
              <table:table-cell office:value-type="float" office:value="0.9686">
                <text:p>0.9686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98162">
                <text:p>0.98162</text:p>
              </table:table-cell>
              <table:table-cell office:value-type="float" office:value="0.98116">
                <text:p>0.98116</text:p>
              </table:table-cell>
              <table:table-cell office:value-type="float" office:value="0.96912">
                <text:p>0.96912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98144">
                <text:p>0.98144</text:p>
              </table:table-cell>
              <table:table-cell office:value-type="float" office:value="0.98118">
                <text:p>0.98118</text:p>
              </table:table-cell>
              <table:table-cell office:value-type="float" office:value="0.96922">
                <text:p>0.96922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9817">
                <text:p>0.9817</text:p>
              </table:table-cell>
              <table:table-cell office:value-type="float" office:value="0.98122">
                <text:p>0.98122</text:p>
              </table:table-cell>
              <table:table-cell office:value-type="float" office:value="0.96956">
                <text:p>0.96956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8168">
                <text:p>0.98168</text:p>
              </table:table-cell>
              <table:table-cell office:value-type="float" office:value="0.98116">
                <text:p>0.98116</text:p>
              </table:table-cell>
              <table:table-cell office:value-type="float" office:value="0.96874">
                <text:p>0.96874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819">
                <text:p>0.9819</text:p>
              </table:table-cell>
              <table:table-cell office:value-type="float" office:value="0.98118">
                <text:p>0.98118</text:p>
              </table:table-cell>
              <table:table-cell office:value-type="float" office:value="0.96776">
                <text:p>0.96776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819">
                <text:p>0.9819</text:p>
              </table:table-cell>
              <table:table-cell office:value-type="float" office:value="0.9812">
                <text:p>0.9812</text:p>
              </table:table-cell>
              <table:table-cell office:value-type="float" office:value="0.96794">
                <text:p>0.96794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816">
                <text:p>0.9816</text:p>
              </table:table-cell>
              <table:table-cell office:value-type="float" office:value="0.98132">
                <text:p>0.98132</text:p>
              </table:table-cell>
              <table:table-cell office:value-type="float" office:value="0.96868">
                <text:p>0.96868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98172">
                <text:p>0.98172</text:p>
              </table:table-cell>
              <table:table-cell office:value-type="float" office:value="0.98118">
                <text:p>0.98118</text:p>
              </table:table-cell>
              <table:table-cell office:value-type="float" office:value="0.96812">
                <text:p>0.96812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98168">
                <text:p>0.98168</text:p>
              </table:table-cell>
              <table:table-cell office:value-type="float" office:value="0.98114">
                <text:p>0.98114</text:p>
              </table:table-cell>
              <table:table-cell office:value-type="float" office:value="0.96868">
                <text:p>0.96868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8198">
                <text:p>0.98198</text:p>
              </table:table-cell>
              <table:table-cell office:value-type="float" office:value="0.98122">
                <text:p>0.98122</text:p>
              </table:table-cell>
              <table:table-cell office:value-type="float" office:value="0.96804">
                <text:p>0.96804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8182">
                <text:p>0.98182</text:p>
              </table:table-cell>
              <table:table-cell office:value-type="float" office:value="0.98116">
                <text:p>0.98116</text:p>
              </table:table-cell>
              <table:table-cell office:value-type="float" office:value="0.96838">
                <text:p>0.96838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9819">
                <text:p>0.9819</text:p>
              </table:table-cell>
              <table:table-cell office:value-type="float" office:value="0.98126">
                <text:p>0.98126</text:p>
              </table:table-cell>
              <table:table-cell office:value-type="float" office:value="0.9682">
                <text:p>0.9682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98248">
                <text:p>0.98248</text:p>
              </table:table-cell>
              <table:table-cell office:value-type="float" office:value="0.98114">
                <text:p>0.98114</text:p>
              </table:table-cell>
              <table:table-cell office:value-type="float" office:value="0.96886">
                <text:p>0.96886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98164">
                <text:p>0.98164</text:p>
              </table:table-cell>
              <table:table-cell office:value-type="float" office:value="0.98114">
                <text:p>0.98114</text:p>
              </table:table-cell>
              <table:table-cell office:value-type="float" office:value="0.96884">
                <text:p>0.96884</text:p>
              </table:table-cell>
              <table:table-cell office:value-type="float" office:value="0.97722">
                <text:p>0.977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98188">
                <text:p>0.98188</text:p>
              </table:table-cell>
              <table:table-cell office:value-type="float" office:value="0.98126">
                <text:p>0.98126</text:p>
              </table:table-cell>
              <table:table-cell office:value-type="float" office:value="0.9684">
                <text:p>0.9684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98142">
                <text:p>0.98142</text:p>
              </table:table-cell>
              <table:table-cell office:value-type="float" office:value="0.98108">
                <text:p>0.98108</text:p>
              </table:table-cell>
              <table:table-cell office:value-type="float" office:value="0.96814">
                <text:p>0.96814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8202">
                <text:p>0.98202</text:p>
              </table:table-cell>
              <table:table-cell office:value-type="float" office:value="0.98104">
                <text:p>0.98104</text:p>
              </table:table-cell>
              <table:table-cell office:value-type="float" office:value="0.96868">
                <text:p>0.96868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98198">
                <text:p>0.98198</text:p>
              </table:table-cell>
              <table:table-cell office:value-type="float" office:value="0.98114">
                <text:p>0.98114</text:p>
              </table:table-cell>
              <table:table-cell office:value-type="float" office:value="0.96826">
                <text:p>0.9682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8236">
                <text:p>0.98236</text:p>
              </table:table-cell>
              <table:table-cell office:value-type="float" office:value="0.98114">
                <text:p>0.98114</text:p>
              </table:table-cell>
              <table:table-cell office:value-type="float" office:value="0.96846">
                <text:p>0.9684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8194">
                <text:p>0.98194</text:p>
              </table:table-cell>
              <table:table-cell office:value-type="float" office:value="0.98116">
                <text:p>0.98116</text:p>
              </table:table-cell>
              <table:table-cell office:value-type="float" office:value="0.9672">
                <text:p>0.9672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8202">
                <text:p>0.98202</text:p>
              </table:table-cell>
              <table:table-cell office:value-type="float" office:value="0.98112">
                <text:p>0.98112</text:p>
              </table:table-cell>
              <table:table-cell office:value-type="float" office:value="0.96878">
                <text:p>0.96878</text:p>
              </table:table-cell>
              <table:table-cell office:value-type="float" office:value="0.97714">
                <text:p>0.977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826">
                <text:p>0.9826</text:p>
              </table:table-cell>
              <table:table-cell office:value-type="float" office:value="0.98116">
                <text:p>0.98116</text:p>
              </table:table-cell>
              <table:table-cell office:value-type="float" office:value="0.96834">
                <text:p>0.96834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8228">
                <text:p>0.98228</text:p>
              </table:table-cell>
              <table:table-cell office:value-type="float" office:value="0.98124">
                <text:p>0.98124</text:p>
              </table:table-cell>
              <table:table-cell office:value-type="float" office:value="0.9685">
                <text:p>0.9685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8224">
                <text:p>0.98224</text:p>
              </table:table-cell>
              <table:table-cell office:value-type="float" office:value="0.98118">
                <text:p>0.98118</text:p>
              </table:table-cell>
              <table:table-cell office:value-type="float" office:value="0.968">
                <text:p>0.968</text:p>
              </table:table-cell>
              <table:table-cell office:value-type="float" office:value="0.97692">
                <text:p>0.97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98232">
                <text:p>0.98232</text:p>
              </table:table-cell>
              <table:table-cell office:value-type="float" office:value="0.98112">
                <text:p>0.98112</text:p>
              </table:table-cell>
              <table:table-cell office:value-type="float" office:value="0.96898">
                <text:p>0.96898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8176">
                <text:p>0.98176</text:p>
              </table:table-cell>
              <table:table-cell office:value-type="float" office:value="0.9812">
                <text:p>0.9812</text:p>
              </table:table-cell>
              <table:table-cell office:value-type="float" office:value="0.9683">
                <text:p>0.9683</text:p>
              </table:table-cell>
              <table:table-cell office:value-type="float" office:value="0.97704">
                <text:p>0.977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98198">
                <text:p>0.98198</text:p>
              </table:table-cell>
              <table:table-cell office:value-type="float" office:value="0.9812">
                <text:p>0.9812</text:p>
              </table:table-cell>
              <table:table-cell office:value-type="float" office:value="0.96834">
                <text:p>0.96834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8232">
                <text:p>0.98232</text:p>
              </table:table-cell>
              <table:table-cell office:value-type="float" office:value="0.98116">
                <text:p>0.98116</text:p>
              </table:table-cell>
              <table:table-cell office:value-type="float" office:value="0.9687">
                <text:p>0.9687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8198">
                <text:p>0.98198</text:p>
              </table:table-cell>
              <table:table-cell office:value-type="float" office:value="0.98112">
                <text:p>0.98112</text:p>
              </table:table-cell>
              <table:table-cell office:value-type="float" office:value="0.96834">
                <text:p>0.96834</text:p>
              </table:table-cell>
              <table:table-cell office:value-type="float" office:value="0.97712">
                <text:p>0.977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98228">
                <text:p>0.98228</text:p>
              </table:table-cell>
              <table:table-cell office:value-type="float" office:value="0.98108">
                <text:p>0.98108</text:p>
              </table:table-cell>
              <table:table-cell office:value-type="float" office:value="0.96884">
                <text:p>0.96884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9823">
                <text:p>0.9823</text:p>
              </table:table-cell>
              <table:table-cell office:value-type="float" office:value="0.98124">
                <text:p>0.98124</text:p>
              </table:table-cell>
              <table:table-cell office:value-type="float" office:value="0.96858">
                <text:p>0.96858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98232">
                <text:p>0.98232</text:p>
              </table:table-cell>
              <table:table-cell office:value-type="float" office:value="0.98124">
                <text:p>0.98124</text:p>
              </table:table-cell>
              <table:table-cell office:value-type="float" office:value="0.9691">
                <text:p>0.9691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9823">
                <text:p>0.9823</text:p>
              </table:table-cell>
              <table:table-cell office:value-type="float" office:value="0.9812">
                <text:p>0.9812</text:p>
              </table:table-cell>
              <table:table-cell office:value-type="float" office:value="0.96866">
                <text:p>0.9686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98258">
                <text:p>0.98258</text:p>
              </table:table-cell>
              <table:table-cell office:value-type="float" office:value="0.98128">
                <text:p>0.98128</text:p>
              </table:table-cell>
              <table:table-cell office:value-type="float" office:value="0.96922">
                <text:p>0.96922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98238">
                <text:p>0.98238</text:p>
              </table:table-cell>
              <table:table-cell office:value-type="float" office:value="0.98128">
                <text:p>0.98128</text:p>
              </table:table-cell>
              <table:table-cell office:value-type="float" office:value="0.9689">
                <text:p>0.9689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98276">
                <text:p>0.98276</text:p>
              </table:table-cell>
              <table:table-cell office:value-type="float" office:value="0.9812">
                <text:p>0.9812</text:p>
              </table:table-cell>
              <table:table-cell office:value-type="float" office:value="0.9683">
                <text:p>0.9683</text:p>
              </table:table-cell>
              <table:table-cell office:value-type="float" office:value="0.97698">
                <text:p>0.976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8232">
                <text:p>0.98232</text:p>
              </table:table-cell>
              <table:table-cell office:value-type="float" office:value="0.98118">
                <text:p>0.98118</text:p>
              </table:table-cell>
              <table:table-cell office:value-type="float" office:value="0.96762">
                <text:p>0.96762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98274">
                <text:p>0.98274</text:p>
              </table:table-cell>
              <table:table-cell office:value-type="float" office:value="0.9813">
                <text:p>0.9813</text:p>
              </table:table-cell>
              <table:table-cell office:value-type="float" office:value="0.9689">
                <text:p>0.9689</text:p>
              </table:table-cell>
              <table:table-cell office:value-type="float" office:value="0.97696">
                <text:p>0.976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827">
                <text:p>0.9827</text:p>
              </table:table-cell>
              <table:table-cell office:value-type="float" office:value="0.98124">
                <text:p>0.98124</text:p>
              </table:table-cell>
              <table:table-cell office:value-type="float" office:value="0.96898">
                <text:p>0.96898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823">
                <text:p>0.9823</text:p>
              </table:table-cell>
              <table:table-cell office:value-type="float" office:value="0.98116">
                <text:p>0.98116</text:p>
              </table:table-cell>
              <table:table-cell office:value-type="float" office:value="0.96806">
                <text:p>0.96806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98264">
                <text:p>0.98264</text:p>
              </table:table-cell>
              <table:table-cell office:value-type="float" office:value="0.98112">
                <text:p>0.98112</text:p>
              </table:table-cell>
              <table:table-cell office:value-type="float" office:value="0.96882">
                <text:p>0.96882</text:p>
              </table:table-cell>
              <table:table-cell office:value-type="float" office:value="0.97718">
                <text:p>0.977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8282">
                <text:p>0.98282</text:p>
              </table:table-cell>
              <table:table-cell office:value-type="float" office:value="0.98116">
                <text:p>0.98116</text:p>
              </table:table-cell>
              <table:table-cell office:value-type="float" office:value="0.9684">
                <text:p>0.9684</text:p>
              </table:table-cell>
              <table:table-cell office:value-type="float" office:value="0.97706">
                <text:p>0.977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8238">
                <text:p>0.98238</text:p>
              </table:table-cell>
              <table:table-cell office:value-type="float" office:value="0.9813">
                <text:p>0.9813</text:p>
              </table:table-cell>
              <table:table-cell office:value-type="float" office:value="0.96902">
                <text:p>0.96902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98248">
                <text:p>0.98248</text:p>
              </table:table-cell>
              <table:table-cell office:value-type="float" office:value="0.98122">
                <text:p>0.98122</text:p>
              </table:table-cell>
              <table:table-cell office:value-type="float" office:value="0.967">
                <text:p>0.967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98268">
                <text:p>0.98268</text:p>
              </table:table-cell>
              <table:table-cell office:value-type="float" office:value="0.98112">
                <text:p>0.98112</text:p>
              </table:table-cell>
              <table:table-cell office:value-type="float" office:value="0.96824">
                <text:p>0.96824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98266">
                <text:p>0.98266</text:p>
              </table:table-cell>
              <table:table-cell office:value-type="float" office:value="0.9811">
                <text:p>0.9811</text:p>
              </table:table-cell>
              <table:table-cell office:value-type="float" office:value="0.96872">
                <text:p>0.96872</text:p>
              </table:table-cell>
              <table:table-cell office:value-type="float" office:value="0.97694">
                <text:p>0.976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